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.51-2.53_data_x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6276987225" calcext:value-type="float">
            <text:p>-10.957627698722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69816827509864" calcext:value-type="float">
            <text:p>-1.6981682750986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882028583" calcext:value-type="float">
            <text:p>-11.44488202858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5409859182" calcext:value-type="float">
            <text:p>-10.957540985918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69873486576567" calcext:value-type="float">
            <text:p>-1.6987348657656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8296673077" calcext:value-type="float">
            <text:p>-11.444829667307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4536512876" calcext:value-type="float">
            <text:p>-10.957453651287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69931174276139" calcext:value-type="float">
            <text:p>-1.6993117427613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7767258017" calcext:value-type="float">
            <text:p>-11.444776725801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3669249433" calcext:value-type="float">
            <text:p>-10.957366924943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69988605840082" calcext:value-type="float">
            <text:p>-1.6998860584008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7240098501" calcext:value-type="float">
            <text:p>-11.444724009850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2800369492" calcext:value-type="float">
            <text:p>-10.957280036949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045387200781" calcext:value-type="float">
            <text:p>-1.7004538720078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6715924269" calcext:value-type="float">
            <text:p>-11.444671592426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1923140705" calcext:value-type="float">
            <text:p>-10.957192314070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103106875988" calcext:value-type="float">
            <text:p>-1.7010310687598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6189001128" calcext:value-type="float">
            <text:p>-11.444618900112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1055418776" calcext:value-type="float">
            <text:p>-10.957105541877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159682199217" calcext:value-type="float">
            <text:p>-1.7015968219921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5658202329" calcext:value-type="float">
            <text:p>-11.444565820232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70186275106" calcext:value-type="float">
            <text:p>-10.957018627510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217206805035" calcext:value-type="float">
            <text:p>-1.7021720680503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5133630129" calcext:value-type="float">
            <text:p>-11.444513363012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9327078875" calcext:value-type="float">
            <text:p>-10.956932707887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274878677714" calcext:value-type="float">
            <text:p>-1.7027487867771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4603333242" calcext:value-type="float">
            <text:p>-11.444460333324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8445786512" calcext:value-type="float">
            <text:p>-10.956844578651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331669207819" calcext:value-type="float">
            <text:p>-1.7033166920781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4075904652" calcext:value-type="float">
            <text:p>-11.444407590465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7574628456" calcext:value-type="float">
            <text:p>-10.956757462845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389515520444" calcext:value-type="float">
            <text:p>-1.7038951552044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3545744383" calcext:value-type="float">
            <text:p>-11.444354574438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6702479402" calcext:value-type="float">
            <text:p>-10.956670247940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446230937645" calcext:value-type="float">
            <text:p>-1.7044623093764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3019206443" calcext:value-type="float">
            <text:p>-11.444301920644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5833660184" calcext:value-type="float">
            <text:p>-10.956583366018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503636758323" calcext:value-type="float">
            <text:p>-1.7050363675832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249168067" calcext:value-type="float">
            <text:p>-11.44424916806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4964462028" calcext:value-type="float">
            <text:p>-10.956496446202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560906875" calcext:value-type="float">
            <text:p>-1.7056090687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1965617132" calcext:value-type="float">
            <text:p>-11.444196561713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4092588002" calcext:value-type="float">
            <text:p>-10.956409258800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618437140452" calcext:value-type="float">
            <text:p>-1.7061843714045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1437606358" calcext:value-type="float">
            <text:p>-11.444143760635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3222722931" calcext:value-type="float">
            <text:p>-10.956322272293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675129742125" calcext:value-type="float">
            <text:p>-1.7067512974212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090780433" calcext:value-type="float">
            <text:p>-11.44409078043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2352205971" calcext:value-type="float">
            <text:p>-10.956235220597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732423834682" calcext:value-type="float">
            <text:p>-1.7073242383468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40379779749" calcext:value-type="float">
            <text:p>-11.444037977974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1483346556" calcext:value-type="float">
            <text:p>-10.956148334655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789616764252" calcext:value-type="float">
            <text:p>-1.7078961676425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9854675597" calcext:value-type="float">
            <text:p>-11.443985467559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60609832175" calcext:value-type="float">
            <text:p>-10.956060983217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84667014946" calcext:value-type="float">
            <text:p>-1.708466701494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9324680016" calcext:value-type="float">
            <text:p>-11.443932468001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9740332331" calcext:value-type="float">
            <text:p>-10.955974033233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90429455448" calcext:value-type="float">
            <text:p>-1.709042945544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879549125" calcext:value-type="float">
            <text:p>-11.44387954912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8867664359" calcext:value-type="float">
            <text:p>-10.955886766435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0960200938032" calcext:value-type="float">
            <text:p>-1.7096020093803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8271464737" calcext:value-type="float">
            <text:p>-11.443827146473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799457052" calcext:value-type="float">
            <text:p>-10.95579945705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017168112357" calcext:value-type="float">
            <text:p>-1.7101716811235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7742306112" calcext:value-type="float">
            <text:p>-11.443774230611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7126743711" calcext:value-type="float">
            <text:p>-10.955712674371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074266391045" calcext:value-type="float">
            <text:p>-1.7107426639104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7213027823" calcext:value-type="float">
            <text:p>-11.443721302782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6258540493" calcext:value-type="float">
            <text:p>-10.955625854049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132263203157" calcext:value-type="float">
            <text:p>-1.7113226320315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6685434232" calcext:value-type="float">
            <text:p>-11.443668543423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5384717383" calcext:value-type="float">
            <text:p>-10.955538471738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189211426525" calcext:value-type="float">
            <text:p>-1.7118921142652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6156172156" calcext:value-type="float">
            <text:p>-11.443615617215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451433273" calcext:value-type="float">
            <text:p>-10.95545143327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246216694371" calcext:value-type="float">
            <text:p>-1.7124621669437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5628609487" calcext:value-type="float">
            <text:p>-11.443562860948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3642355053" calcext:value-type="float">
            <text:p>-10.955364235505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303647318049" calcext:value-type="float">
            <text:p>-1.7130364731804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5100171044" calcext:value-type="float">
            <text:p>-11.443510017104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2771158941" calcext:value-type="float">
            <text:p>-10.955277115894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360114683844" calcext:value-type="float">
            <text:p>-1.7136011468384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4573258878" calcext:value-type="float">
            <text:p>-11.443457325887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1898739974" calcext:value-type="float">
            <text:p>-10.955189873997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417267658485" calcext:value-type="float">
            <text:p>-1.7141726765848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4042192247" calcext:value-type="float">
            <text:p>-11.443404219224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1025202317" calcext:value-type="float">
            <text:p>-10.955102520231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473795638109" calcext:value-type="float">
            <text:p>-1.7147379563810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3512030617" calcext:value-type="float">
            <text:p>-11.443351203061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50155807946" calcext:value-type="float">
            <text:p>-10.955015580794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5305494436" calcext:value-type="float">
            <text:p>-1.71530549443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2987356525" calcext:value-type="float">
            <text:p>-11.443298735652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9281981425" calcext:value-type="float">
            <text:p>-10.954928198142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58706635936" calcext:value-type="float">
            <text:p>-1.715870663593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2459056483" calcext:value-type="float">
            <text:p>-11.443245905648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8414706418" calcext:value-type="float">
            <text:p>-10.954841470641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645299272474" calcext:value-type="float">
            <text:p>-1.7164529927247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1928421667" calcext:value-type="float">
            <text:p>-11.443192842166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7541908895" calcext:value-type="float">
            <text:p>-10.954754190889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701899448426" calcext:value-type="float">
            <text:p>-1.7170189944842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1400462644" calcext:value-type="float">
            <text:p>-11.443140046264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6669738957" calcext:value-type="float">
            <text:p>-10.954666973895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759092685594" calcext:value-type="float">
            <text:p>-1.7175909268559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0871499446" calcext:value-type="float">
            <text:p>-11.443087149944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5801740803" calcext:value-type="float">
            <text:p>-10.954580174080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816263838927" calcext:value-type="float">
            <text:p>-1.7181626383892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30343191975" calcext:value-type="float">
            <text:p>-11.443034319197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4928204777" calcext:value-type="float">
            <text:p>-10.954492820477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872552175314" calcext:value-type="float">
            <text:p>-1.7187255217531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9818678337" calcext:value-type="float">
            <text:p>-11.442981867833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4054636378" calcext:value-type="float">
            <text:p>-10.954405463637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930048501922" calcext:value-type="float">
            <text:p>-1.7193004850192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9286545596" calcext:value-type="float">
            <text:p>-11.442928654559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3182365743" calcext:value-type="float">
            <text:p>-10.954318236574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1985737835147" calcext:value-type="float">
            <text:p>-1.7198573783514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8759512764" calcext:value-type="float">
            <text:p>-11.442875951276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2312667168" calcext:value-type="float">
            <text:p>-10.954231266716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044347118643" calcext:value-type="float">
            <text:p>-1.7204434711864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8228397333" calcext:value-type="float">
            <text:p>-11.442822839733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1444155099" calcext:value-type="float">
            <text:p>-10.954144415509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100263782491" calcext:value-type="float">
            <text:p>-1.7210026378249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7699517483" calcext:value-type="float">
            <text:p>-11.442769951748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40573295083" calcext:value-type="float">
            <text:p>-10.954057329508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157135986497" calcext:value-type="float">
            <text:p>-1.7215713598649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7171297965" calcext:value-type="float">
            <text:p>-11.442717129796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9699218528" calcext:value-type="float">
            <text:p>-10.953969921852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213459086706" calcext:value-type="float">
            <text:p>-1.7221345908670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6642912781" calcext:value-type="float">
            <text:p>-11.442664291278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8825450628" calcext:value-type="float">
            <text:p>-10.953882545062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270973776182" calcext:value-type="float">
            <text:p>-1.7227097377618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6111757305" calcext:value-type="float">
            <text:p>-11.442611175730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7955261652" calcext:value-type="float">
            <text:p>-10.953795526165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32700063627" calcext:value-type="float">
            <text:p>-1.723270006362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5585278177" calcext:value-type="float">
            <text:p>-11.442558527817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7082824842" calcext:value-type="float">
            <text:p>-10.953708282484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384547619789" calcext:value-type="float">
            <text:p>-1.7238454761978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5057033423" calcext:value-type="float">
            <text:p>-11.442505703342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6208929827" calcext:value-type="float">
            <text:p>-10.953620892982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440645857663" calcext:value-type="float">
            <text:p>-1.72440645857663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4527448031" calcext:value-type="float">
            <text:p>-11.442452744803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5336436675" calcext:value-type="float">
            <text:p>-10.9535336436675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497743972544" calcext:value-type="float">
            <text:p>-1.7249774397254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3996052679" calcext:value-type="float">
            <text:p>-11.4423996052679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4466893304" calcext:value-type="float">
            <text:p>-10.953446689330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555380371506" calcext:value-type="float">
            <text:p>-1.72555380371506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3466579292" calcext:value-type="float">
            <text:p>-11.4423466579292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0.9533594737897" calcext:value-type="float">
            <text:p>-10.9533594737897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.72611204422468" calcext:value-type="float">
            <text:p>-1.72611204422468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-11.4422941572638" calcext:value-type="float">
            <text:p>-11.4422941572638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6730146624" calcext:value-type="float">
            <text:p>-10.957673014662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6817322169114" calcext:value-type="float">
            <text:p>-1.6681732216911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41508863798" calcext:value-type="float">
            <text:p>-11.4441508863798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5853392719" calcext:value-type="float">
            <text:p>-10.957585339271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6877465317879" calcext:value-type="float">
            <text:p>-1.6687746531787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4097797157" calcext:value-type="float">
            <text:p>-11.444097797157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4988050909" calcext:value-type="float">
            <text:p>-10.957498805090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6937654980097" calcext:value-type="float">
            <text:p>-1.66937654980097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40453878317" calcext:value-type="float">
            <text:p>-11.4440453878317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4112645401" calcext:value-type="float">
            <text:p>-10.9574112645401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6998683444309" calcext:value-type="float">
            <text:p>-1.6699868344430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9923479364" calcext:value-type="float">
            <text:p>-11.443992347936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3243286784" calcext:value-type="float">
            <text:p>-10.957324328678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058160623505" calcext:value-type="float">
            <text:p>-1.67058160623505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9396131429" calcext:value-type="float">
            <text:p>-11.443939613142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2372067662" calcext:value-type="float">
            <text:p>-10.9572372067662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116675182319" calcext:value-type="float">
            <text:p>-1.6711667518231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8869943831" calcext:value-type="float">
            <text:p>-11.4438869943831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1503243959" calcext:value-type="float">
            <text:p>-10.957150324395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179187923763" calcext:value-type="float">
            <text:p>-1.67179187923763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8338143805" calcext:value-type="float">
            <text:p>-11.4438338143805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70637150496" calcext:value-type="float">
            <text:p>-10.9570637150496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237683034696" calcext:value-type="float">
            <text:p>-1.67237683034696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7814147658" calcext:value-type="float">
            <text:p>-11.4437814147658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69759399464" calcext:value-type="float">
            <text:p>-10.956975939946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297302645738" calcext:value-type="float">
            <text:p>-1.67297302645738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7283985136" calcext:value-type="float">
            <text:p>-11.4437283985136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6889059184" calcext:value-type="float">
            <text:p>-10.95688905918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357825613906" calcext:value-type="float">
            <text:p>-1.67357825613906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6754152446" calcext:value-type="float">
            <text:p>-11.4436754152446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68020700143" calcext:value-type="float">
            <text:p>-10.9568020700143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41891237582" calcext:value-type="float">
            <text:p>-1.6741891237582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6226134666" calcext:value-type="float">
            <text:p>-11.4436226134666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67155727782" calcext:value-type="float">
            <text:p>-10.9567155727782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478749638091" calcext:value-type="float">
            <text:p>-1.67478749638091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5696914626" calcext:value-type="float">
            <text:p>-11.4435696914626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66281742402" calcext:value-type="float">
            <text:p>-10.9566281742402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538148936241" calcext:value-type="float">
            <text:p>-1.67538148936241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5169007509" calcext:value-type="float">
            <text:p>-11.4435169007509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0.9565414083785" calcext:value-type="float">
            <text:p>-10.9565414083785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.67598626505534" calcext:value-type="float">
            <text:p>-1.6759862650553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-11.4434639218467" calcext:value-type="float">
            <text:p>-11.4434639218467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6276987225" calcext:value-type="float">
            <text:p>-10.957627698722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69816827509864" calcext:value-type="float">
            <text:p>-1.6981682750986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882028583" calcext:value-type="float">
            <text:p>-11.44488202858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5409859182" calcext:value-type="float">
            <text:p>-10.957540985918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69873486576567" calcext:value-type="float">
            <text:p>-1.6987348657656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8296673077" calcext:value-type="float">
            <text:p>-11.444829667307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4536512876" calcext:value-type="float">
            <text:p>-10.957453651287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69931174276139" calcext:value-type="float">
            <text:p>-1.6993117427613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7767258017" calcext:value-type="float">
            <text:p>-11.444776725801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3669249433" calcext:value-type="float">
            <text:p>-10.957366924943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69988605840082" calcext:value-type="float">
            <text:p>-1.6998860584008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7240098501" calcext:value-type="float">
            <text:p>-11.444724009850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2800369492" calcext:value-type="float">
            <text:p>-10.957280036949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045387200781" calcext:value-type="float">
            <text:p>-1.7004538720078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6715924269" calcext:value-type="float">
            <text:p>-11.444671592426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1923140705" calcext:value-type="float">
            <text:p>-10.957192314070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103106875988" calcext:value-type="float">
            <text:p>-1.7010310687598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6189001128" calcext:value-type="float">
            <text:p>-11.444618900112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1055418776" calcext:value-type="float">
            <text:p>-10.957105541877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159682199217" calcext:value-type="float">
            <text:p>-1.7015968219921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5658202329" calcext:value-type="float">
            <text:p>-11.444565820232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70186275106" calcext:value-type="float">
            <text:p>-10.957018627510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217206805035" calcext:value-type="float">
            <text:p>-1.7021720680503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5133630129" calcext:value-type="float">
            <text:p>-11.444513363012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9327078875" calcext:value-type="float">
            <text:p>-10.956932707887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274878677714" calcext:value-type="float">
            <text:p>-1.7027487867771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4603333242" calcext:value-type="float">
            <text:p>-11.444460333324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8445786512" calcext:value-type="float">
            <text:p>-10.956844578651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331669207819" calcext:value-type="float">
            <text:p>-1.7033166920781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4075904652" calcext:value-type="float">
            <text:p>-11.444407590465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7574628456" calcext:value-type="float">
            <text:p>-10.956757462845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389515520444" calcext:value-type="float">
            <text:p>-1.7038951552044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3545744383" calcext:value-type="float">
            <text:p>-11.444354574438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6702479402" calcext:value-type="float">
            <text:p>-10.956670247940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446230937645" calcext:value-type="float">
            <text:p>-1.7044623093764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3019206443" calcext:value-type="float">
            <text:p>-11.444301920644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5833660184" calcext:value-type="float">
            <text:p>-10.956583366018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503636758323" calcext:value-type="float">
            <text:p>-1.7050363675832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249168067" calcext:value-type="float">
            <text:p>-11.44424916806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4964462028" calcext:value-type="float">
            <text:p>-10.956496446202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560906875" calcext:value-type="float">
            <text:p>-1.7056090687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1965617132" calcext:value-type="float">
            <text:p>-11.444196561713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4092588002" calcext:value-type="float">
            <text:p>-10.956409258800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618437140452" calcext:value-type="float">
            <text:p>-1.7061843714045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1437606358" calcext:value-type="float">
            <text:p>-11.444143760635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3222722931" calcext:value-type="float">
            <text:p>-10.956322272293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675129742125" calcext:value-type="float">
            <text:p>-1.7067512974212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090780433" calcext:value-type="float">
            <text:p>-11.44409078043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2352205971" calcext:value-type="float">
            <text:p>-10.956235220597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732423834682" calcext:value-type="float">
            <text:p>-1.7073242383468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40379779749" calcext:value-type="float">
            <text:p>-11.444037977974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1483346556" calcext:value-type="float">
            <text:p>-10.956148334655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789616764252" calcext:value-type="float">
            <text:p>-1.7078961676425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9854675597" calcext:value-type="float">
            <text:p>-11.443985467559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60609832175" calcext:value-type="float">
            <text:p>-10.956060983217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84667014946" calcext:value-type="float">
            <text:p>-1.708466701494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9324680016" calcext:value-type="float">
            <text:p>-11.443932468001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9740332331" calcext:value-type="float">
            <text:p>-10.955974033233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90429455448" calcext:value-type="float">
            <text:p>-1.709042945544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879549125" calcext:value-type="float">
            <text:p>-11.44387954912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8867664359" calcext:value-type="float">
            <text:p>-10.955886766435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0960200938032" calcext:value-type="float">
            <text:p>-1.7096020093803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8271464737" calcext:value-type="float">
            <text:p>-11.443827146473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799457052" calcext:value-type="float">
            <text:p>-10.95579945705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017168112357" calcext:value-type="float">
            <text:p>-1.7101716811235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7742306112" calcext:value-type="float">
            <text:p>-11.443774230611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7126743711" calcext:value-type="float">
            <text:p>-10.955712674371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074266391045" calcext:value-type="float">
            <text:p>-1.7107426639104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7213027823" calcext:value-type="float">
            <text:p>-11.443721302782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6258540493" calcext:value-type="float">
            <text:p>-10.955625854049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132263203157" calcext:value-type="float">
            <text:p>-1.7113226320315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6685434232" calcext:value-type="float">
            <text:p>-11.443668543423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5384717383" calcext:value-type="float">
            <text:p>-10.955538471738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189211426525" calcext:value-type="float">
            <text:p>-1.7118921142652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6156172156" calcext:value-type="float">
            <text:p>-11.443615617215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451433273" calcext:value-type="float">
            <text:p>-10.95545143327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246216694371" calcext:value-type="float">
            <text:p>-1.7124621669437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5628609487" calcext:value-type="float">
            <text:p>-11.443562860948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3642355053" calcext:value-type="float">
            <text:p>-10.955364235505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303647318049" calcext:value-type="float">
            <text:p>-1.7130364731804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5100171044" calcext:value-type="float">
            <text:p>-11.443510017104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2771158941" calcext:value-type="float">
            <text:p>-10.955277115894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360114683844" calcext:value-type="float">
            <text:p>-1.7136011468384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4573258878" calcext:value-type="float">
            <text:p>-11.443457325887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1898739974" calcext:value-type="float">
            <text:p>-10.955189873997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417267658485" calcext:value-type="float">
            <text:p>-1.7141726765848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4042192247" calcext:value-type="float">
            <text:p>-11.443404219224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1025202317" calcext:value-type="float">
            <text:p>-10.955102520231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473795638109" calcext:value-type="float">
            <text:p>-1.7147379563810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3512030617" calcext:value-type="float">
            <text:p>-11.443351203061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50155807946" calcext:value-type="float">
            <text:p>-10.955015580794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5305494436" calcext:value-type="float">
            <text:p>-1.71530549443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2987356525" calcext:value-type="float">
            <text:p>-11.443298735652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9281981425" calcext:value-type="float">
            <text:p>-10.954928198142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58706635936" calcext:value-type="float">
            <text:p>-1.715870663593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2459056483" calcext:value-type="float">
            <text:p>-11.443245905648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8414706418" calcext:value-type="float">
            <text:p>-10.954841470641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645299272474" calcext:value-type="float">
            <text:p>-1.7164529927247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1928421667" calcext:value-type="float">
            <text:p>-11.443192842166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7541908895" calcext:value-type="float">
            <text:p>-10.954754190889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701899448426" calcext:value-type="float">
            <text:p>-1.7170189944842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1400462644" calcext:value-type="float">
            <text:p>-11.443140046264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6669738957" calcext:value-type="float">
            <text:p>-10.954666973895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759092685594" calcext:value-type="float">
            <text:p>-1.7175909268559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0871499446" calcext:value-type="float">
            <text:p>-11.443087149944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5801740803" calcext:value-type="float">
            <text:p>-10.954580174080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816263838927" calcext:value-type="float">
            <text:p>-1.7181626383892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30343191975" calcext:value-type="float">
            <text:p>-11.443034319197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4928204777" calcext:value-type="float">
            <text:p>-10.954492820477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872552175314" calcext:value-type="float">
            <text:p>-1.7187255217531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9818678337" calcext:value-type="float">
            <text:p>-11.442981867833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4054636378" calcext:value-type="float">
            <text:p>-10.954405463637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930048501922" calcext:value-type="float">
            <text:p>-1.7193004850192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9286545596" calcext:value-type="float">
            <text:p>-11.442928654559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3182365743" calcext:value-type="float">
            <text:p>-10.954318236574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1985737835147" calcext:value-type="float">
            <text:p>-1.7198573783514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8759512764" calcext:value-type="float">
            <text:p>-11.442875951276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2312667168" calcext:value-type="float">
            <text:p>-10.954231266716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044347118643" calcext:value-type="float">
            <text:p>-1.7204434711864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8228397333" calcext:value-type="float">
            <text:p>-11.442822839733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1444155099" calcext:value-type="float">
            <text:p>-10.954144415509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100263782491" calcext:value-type="float">
            <text:p>-1.7210026378249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7699517483" calcext:value-type="float">
            <text:p>-11.442769951748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40573295083" calcext:value-type="float">
            <text:p>-10.954057329508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157135986497" calcext:value-type="float">
            <text:p>-1.7215713598649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7171297965" calcext:value-type="float">
            <text:p>-11.442717129796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9699218528" calcext:value-type="float">
            <text:p>-10.953969921852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213459086706" calcext:value-type="float">
            <text:p>-1.7221345908670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6642912781" calcext:value-type="float">
            <text:p>-11.442664291278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8825450628" calcext:value-type="float">
            <text:p>-10.953882545062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270973776182" calcext:value-type="float">
            <text:p>-1.7227097377618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6111757305" calcext:value-type="float">
            <text:p>-11.442611175730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7955261652" calcext:value-type="float">
            <text:p>-10.953795526165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32700063627" calcext:value-type="float">
            <text:p>-1.723270006362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5585278177" calcext:value-type="float">
            <text:p>-11.442558527817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7082824842" calcext:value-type="float">
            <text:p>-10.953708282484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384547619789" calcext:value-type="float">
            <text:p>-1.7238454761978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5057033423" calcext:value-type="float">
            <text:p>-11.442505703342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6208929827" calcext:value-type="float">
            <text:p>-10.953620892982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440645857663" calcext:value-type="float">
            <text:p>-1.72440645857663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4527448031" calcext:value-type="float">
            <text:p>-11.4424527448031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5336436675" calcext:value-type="float">
            <text:p>-10.9535336436675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497743972544" calcext:value-type="float">
            <text:p>-1.7249774397254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3996052679" calcext:value-type="float">
            <text:p>-11.4423996052679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4466893304" calcext:value-type="float">
            <text:p>-10.953446689330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555380371506" calcext:value-type="float">
            <text:p>-1.72555380371506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3466579292" calcext:value-type="float">
            <text:p>-11.4423466579292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0.9533594737897" calcext:value-type="float">
            <text:p>-10.953359473789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.72611204422468" calcext:value-type="float">
            <text:p>-1.72611204422468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-11.4422941572638" calcext:value-type="float">
            <text:p>-11.4422941572638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6730146624" calcext:value-type="float">
            <text:p>-10.957673014662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6817322169114" calcext:value-type="float">
            <text:p>-1.6681732216911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41508863798" calcext:value-type="float">
            <text:p>-11.4441508863798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5853392719" calcext:value-type="float">
            <text:p>-10.957585339271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6877465317879" calcext:value-type="float">
            <text:p>-1.6687746531787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4097797157" calcext:value-type="float">
            <text:p>-11.444097797157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4988050909" calcext:value-type="float">
            <text:p>-10.957498805090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6937654980097" calcext:value-type="float">
            <text:p>-1.66937654980097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40453878317" calcext:value-type="float">
            <text:p>-11.4440453878317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4112645401" calcext:value-type="float">
            <text:p>-10.9574112645401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6998683444309" calcext:value-type="float">
            <text:p>-1.6699868344430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9923479364" calcext:value-type="float">
            <text:p>-11.443992347936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3243286784" calcext:value-type="float">
            <text:p>-10.957324328678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058160623505" calcext:value-type="float">
            <text:p>-1.67058160623505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9396131429" calcext:value-type="float">
            <text:p>-11.443939613142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2372067662" calcext:value-type="float">
            <text:p>-10.9572372067662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116675182319" calcext:value-type="float">
            <text:p>-1.6711667518231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8869943831" calcext:value-type="float">
            <text:p>-11.4438869943831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1503243959" calcext:value-type="float">
            <text:p>-10.957150324395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179187923763" calcext:value-type="float">
            <text:p>-1.67179187923763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8338143805" calcext:value-type="float">
            <text:p>-11.4438338143805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70637150496" calcext:value-type="float">
            <text:p>-10.9570637150496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237683034696" calcext:value-type="float">
            <text:p>-1.67237683034696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7814147658" calcext:value-type="float">
            <text:p>-11.4437814147658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69759399464" calcext:value-type="float">
            <text:p>-10.956975939946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297302645738" calcext:value-type="float">
            <text:p>-1.67297302645738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7283985136" calcext:value-type="float">
            <text:p>-11.4437283985136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6889059184" calcext:value-type="float">
            <text:p>-10.95688905918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357825613906" calcext:value-type="float">
            <text:p>-1.67357825613906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6754152446" calcext:value-type="float">
            <text:p>-11.4436754152446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68020700143" calcext:value-type="float">
            <text:p>-10.9568020700143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41891237582" calcext:value-type="float">
            <text:p>-1.6741891237582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6226134666" calcext:value-type="float">
            <text:p>-11.4436226134666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67155727782" calcext:value-type="float">
            <text:p>-10.9567155727782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478749638091" calcext:value-type="float">
            <text:p>-1.67478749638091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5696914626" calcext:value-type="float">
            <text:p>-11.4435696914626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66281742402" calcext:value-type="float">
            <text:p>-10.9566281742402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538148936241" calcext:value-type="float">
            <text:p>-1.67538148936241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5169007509" calcext:value-type="float">
            <text:p>-11.4435169007509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0.9565414083785" calcext:value-type="float">
            <text:p>-10.9565414083785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.67598626505534" calcext:value-type="float">
            <text:p>-1.6759862650553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-11.4434639218467" calcext:value-type="float">
            <text:p>-11.4434639218467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6276987225" calcext:value-type="float">
            <text:p>-10.957627698722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69816827509864" calcext:value-type="float">
            <text:p>-1.6981682750986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882028583" calcext:value-type="float">
            <text:p>-11.44488202858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5409859182" calcext:value-type="float">
            <text:p>-10.957540985918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69873486576567" calcext:value-type="float">
            <text:p>-1.6987348657656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8296673077" calcext:value-type="float">
            <text:p>-11.444829667307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4536512876" calcext:value-type="float">
            <text:p>-10.957453651287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69931174276139" calcext:value-type="float">
            <text:p>-1.6993117427613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7767258017" calcext:value-type="float">
            <text:p>-11.444776725801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3669249433" calcext:value-type="float">
            <text:p>-10.957366924943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69988605840082" calcext:value-type="float">
            <text:p>-1.6998860584008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7240098501" calcext:value-type="float">
            <text:p>-11.444724009850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2800369492" calcext:value-type="float">
            <text:p>-10.957280036949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045387200781" calcext:value-type="float">
            <text:p>-1.7004538720078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6715924269" calcext:value-type="float">
            <text:p>-11.444671592426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1923140705" calcext:value-type="float">
            <text:p>-10.957192314070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103106875988" calcext:value-type="float">
            <text:p>-1.7010310687598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6189001128" calcext:value-type="float">
            <text:p>-11.444618900112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1055418776" calcext:value-type="float">
            <text:p>-10.957105541877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159682199217" calcext:value-type="float">
            <text:p>-1.7015968219921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5658202329" calcext:value-type="float">
            <text:p>-11.444565820232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70186275106" calcext:value-type="float">
            <text:p>-10.957018627510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217206805035" calcext:value-type="float">
            <text:p>-1.7021720680503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5133630129" calcext:value-type="float">
            <text:p>-11.444513363012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9327078875" calcext:value-type="float">
            <text:p>-10.956932707887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274878677714" calcext:value-type="float">
            <text:p>-1.7027487867771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4603333242" calcext:value-type="float">
            <text:p>-11.444460333324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8445786512" calcext:value-type="float">
            <text:p>-10.956844578651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331669207819" calcext:value-type="float">
            <text:p>-1.7033166920781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4075904652" calcext:value-type="float">
            <text:p>-11.444407590465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7574628456" calcext:value-type="float">
            <text:p>-10.956757462845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389515520444" calcext:value-type="float">
            <text:p>-1.7038951552044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3545744383" calcext:value-type="float">
            <text:p>-11.444354574438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6702479402" calcext:value-type="float">
            <text:p>-10.956670247940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446230937645" calcext:value-type="float">
            <text:p>-1.7044623093764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3019206443" calcext:value-type="float">
            <text:p>-11.444301920644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5833660184" calcext:value-type="float">
            <text:p>-10.956583366018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503636758323" calcext:value-type="float">
            <text:p>-1.7050363675832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249168067" calcext:value-type="float">
            <text:p>-11.44424916806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4964462028" calcext:value-type="float">
            <text:p>-10.956496446202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560906875" calcext:value-type="float">
            <text:p>-1.7056090687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1965617132" calcext:value-type="float">
            <text:p>-11.444196561713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4092588002" calcext:value-type="float">
            <text:p>-10.956409258800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618437140452" calcext:value-type="float">
            <text:p>-1.7061843714045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1437606358" calcext:value-type="float">
            <text:p>-11.444143760635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3222722931" calcext:value-type="float">
            <text:p>-10.956322272293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675129742125" calcext:value-type="float">
            <text:p>-1.7067512974212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090780433" calcext:value-type="float">
            <text:p>-11.44409078043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2352205971" calcext:value-type="float">
            <text:p>-10.956235220597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732423834682" calcext:value-type="float">
            <text:p>-1.7073242383468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40379779749" calcext:value-type="float">
            <text:p>-11.444037977974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1483346556" calcext:value-type="float">
            <text:p>-10.956148334655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789616764252" calcext:value-type="float">
            <text:p>-1.7078961676425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9854675597" calcext:value-type="float">
            <text:p>-11.443985467559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60609832175" calcext:value-type="float">
            <text:p>-10.956060983217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84667014946" calcext:value-type="float">
            <text:p>-1.708466701494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9324680016" calcext:value-type="float">
            <text:p>-11.443932468001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9740332331" calcext:value-type="float">
            <text:p>-10.955974033233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90429455448" calcext:value-type="float">
            <text:p>-1.709042945544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879549125" calcext:value-type="float">
            <text:p>-11.44387954912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8867664359" calcext:value-type="float">
            <text:p>-10.955886766435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0960200938032" calcext:value-type="float">
            <text:p>-1.7096020093803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8271464737" calcext:value-type="float">
            <text:p>-11.443827146473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799457052" calcext:value-type="float">
            <text:p>-10.95579945705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017168112357" calcext:value-type="float">
            <text:p>-1.7101716811235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7742306112" calcext:value-type="float">
            <text:p>-11.443774230611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7126743711" calcext:value-type="float">
            <text:p>-10.955712674371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074266391045" calcext:value-type="float">
            <text:p>-1.7107426639104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7213027823" calcext:value-type="float">
            <text:p>-11.443721302782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6258540493" calcext:value-type="float">
            <text:p>-10.955625854049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132263203157" calcext:value-type="float">
            <text:p>-1.7113226320315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6685434232" calcext:value-type="float">
            <text:p>-11.443668543423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5384717383" calcext:value-type="float">
            <text:p>-10.955538471738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189211426525" calcext:value-type="float">
            <text:p>-1.7118921142652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6156172156" calcext:value-type="float">
            <text:p>-11.443615617215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451433273" calcext:value-type="float">
            <text:p>-10.95545143327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246216694371" calcext:value-type="float">
            <text:p>-1.7124621669437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5628609487" calcext:value-type="float">
            <text:p>-11.443562860948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3642355053" calcext:value-type="float">
            <text:p>-10.955364235505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303647318049" calcext:value-type="float">
            <text:p>-1.7130364731804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5100171044" calcext:value-type="float">
            <text:p>-11.443510017104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2771158941" calcext:value-type="float">
            <text:p>-10.955277115894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360114683844" calcext:value-type="float">
            <text:p>-1.7136011468384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4573258878" calcext:value-type="float">
            <text:p>-11.443457325887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1898739974" calcext:value-type="float">
            <text:p>-10.955189873997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417267658485" calcext:value-type="float">
            <text:p>-1.7141726765848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4042192247" calcext:value-type="float">
            <text:p>-11.443404219224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1025202317" calcext:value-type="float">
            <text:p>-10.955102520231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473795638109" calcext:value-type="float">
            <text:p>-1.7147379563810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3512030617" calcext:value-type="float">
            <text:p>-11.443351203061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50155807946" calcext:value-type="float">
            <text:p>-10.955015580794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5305494436" calcext:value-type="float">
            <text:p>-1.71530549443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2987356525" calcext:value-type="float">
            <text:p>-11.443298735652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9281981425" calcext:value-type="float">
            <text:p>-10.954928198142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58706635936" calcext:value-type="float">
            <text:p>-1.715870663593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2459056483" calcext:value-type="float">
            <text:p>-11.443245905648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8414706418" calcext:value-type="float">
            <text:p>-10.954841470641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645299272474" calcext:value-type="float">
            <text:p>-1.7164529927247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1928421667" calcext:value-type="float">
            <text:p>-11.443192842166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7541908895" calcext:value-type="float">
            <text:p>-10.954754190889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701899448426" calcext:value-type="float">
            <text:p>-1.7170189944842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1400462644" calcext:value-type="float">
            <text:p>-11.443140046264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6669738957" calcext:value-type="float">
            <text:p>-10.954666973895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759092685594" calcext:value-type="float">
            <text:p>-1.7175909268559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0871499446" calcext:value-type="float">
            <text:p>-11.443087149944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5801740803" calcext:value-type="float">
            <text:p>-10.954580174080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816263838927" calcext:value-type="float">
            <text:p>-1.7181626383892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30343191975" calcext:value-type="float">
            <text:p>-11.443034319197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4928204777" calcext:value-type="float">
            <text:p>-10.954492820477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872552175314" calcext:value-type="float">
            <text:p>-1.7187255217531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9818678337" calcext:value-type="float">
            <text:p>-11.442981867833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4054636378" calcext:value-type="float">
            <text:p>-10.954405463637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930048501922" calcext:value-type="float">
            <text:p>-1.7193004850192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9286545596" calcext:value-type="float">
            <text:p>-11.442928654559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3182365743" calcext:value-type="float">
            <text:p>-10.954318236574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1985737835147" calcext:value-type="float">
            <text:p>-1.7198573783514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8759512764" calcext:value-type="float">
            <text:p>-11.442875951276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2312667168" calcext:value-type="float">
            <text:p>-10.954231266716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044347118643" calcext:value-type="float">
            <text:p>-1.7204434711864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8228397333" calcext:value-type="float">
            <text:p>-11.442822839733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1444155099" calcext:value-type="float">
            <text:p>-10.954144415509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100263782491" calcext:value-type="float">
            <text:p>-1.7210026378249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7699517483" calcext:value-type="float">
            <text:p>-11.442769951748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40573295083" calcext:value-type="float">
            <text:p>-10.954057329508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157135986497" calcext:value-type="float">
            <text:p>-1.7215713598649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7171297965" calcext:value-type="float">
            <text:p>-11.442717129796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9699218528" calcext:value-type="float">
            <text:p>-10.953969921852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213459086706" calcext:value-type="float">
            <text:p>-1.7221345908670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6642912781" calcext:value-type="float">
            <text:p>-11.442664291278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8825450628" calcext:value-type="float">
            <text:p>-10.953882545062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270973776182" calcext:value-type="float">
            <text:p>-1.7227097377618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6111757305" calcext:value-type="float">
            <text:p>-11.442611175730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7955261652" calcext:value-type="float">
            <text:p>-10.953795526165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32700063627" calcext:value-type="float">
            <text:p>-1.723270006362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5585278177" calcext:value-type="float">
            <text:p>-11.442558527817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7082824842" calcext:value-type="float">
            <text:p>-10.953708282484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384547619789" calcext:value-type="float">
            <text:p>-1.7238454761978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5057033423" calcext:value-type="float">
            <text:p>-11.442505703342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6208929827" calcext:value-type="float">
            <text:p>-10.953620892982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440645857663" calcext:value-type="float">
            <text:p>-1.72440645857663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4527448031" calcext:value-type="float">
            <text:p>-11.4424527448031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5336436675" calcext:value-type="float">
            <text:p>-10.9535336436675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497743972544" calcext:value-type="float">
            <text:p>-1.7249774397254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3996052679" calcext:value-type="float">
            <text:p>-11.4423996052679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4466893304" calcext:value-type="float">
            <text:p>-10.953446689330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555380371506" calcext:value-type="float">
            <text:p>-1.72555380371506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3466579292" calcext:value-type="float">
            <text:p>-11.442346657929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0.9533594737897" calcext:value-type="float">
            <text:p>-10.9533594737897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.72611204422468" calcext:value-type="float">
            <text:p>-1.7261120442246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11.4422941572638" calcext:value-type="float">
            <text:p>-11.442294157263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95973048349" calcext:value-type="float">
            <text:p>-11.439597304834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3756800714701" calcext:value-type="float">
            <text:p>-0.46375680071470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12302461466" calcext:value-type="float">
            <text:p>-11.451230246146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41542690649" calcext:value-type="float">
            <text:p>-10.954154269064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2786367574307" calcext:value-type="float">
            <text:p>88.278636757430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69475960449" calcext:value-type="float">
            <text:p>-10.976947596044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1687809612516" calcext:value-type="float">
            <text:p>-1.7168780961251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94733174137" calcext:value-type="float">
            <text:p>-11.439473317413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445118233136" calcext:value-type="float">
            <text:p>-0.4644511823313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11089021111" calcext:value-type="float">
            <text:p>-11.451108902111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39509204988" calcext:value-type="float">
            <text:p>-10.953950920498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2628385637766" calcext:value-type="float">
            <text:p>88.262838563776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67473505144" calcext:value-type="float">
            <text:p>-10.976747350514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1816379535073" calcext:value-type="float">
            <text:p>-1.7181637953507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93493163289" calcext:value-type="float">
            <text:p>-11.439349316328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5083907844205" calcext:value-type="float">
            <text:p>-0.46508390784420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989121755" calcext:value-type="float">
            <text:p>-11.45098912175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37472664739" calcext:value-type="float">
            <text:p>-10.953747266473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2496312692255" calcext:value-type="float">
            <text:p>88.249631269225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65482957701" calcext:value-type="float">
            <text:p>-10.976548295770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1945567515837" calcext:value-type="float">
            <text:p>-1.7194556751583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92253685114" calcext:value-type="float">
            <text:p>-11.439225368511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5747781966187" calcext:value-type="float">
            <text:p>-0.46574778196618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8689124373" calcext:value-type="float">
            <text:p>-11.450868912437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35429320455" calcext:value-type="float">
            <text:p>-10.953542932045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217284520404" calcext:value-type="float">
            <text:p>88.21728452040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63432626183" calcext:value-type="float">
            <text:p>-10.976343262618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071224852719" calcext:value-type="float">
            <text:p>-1.7207122485271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910130807" calcext:value-type="float">
            <text:p>-11.4391013080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6528194689455" calcext:value-type="float">
            <text:p>-0.46652819468945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7453361119" calcext:value-type="float">
            <text:p>-11.450745336111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33399471056" calcext:value-type="float">
            <text:p>-10.953339947105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205170161195" calcext:value-type="float">
            <text:p>88.20517016119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61437662281" calcext:value-type="float">
            <text:p>-10.976143766228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200748042873" calcext:value-type="float">
            <text:p>-1.7220074804287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977454527" calcext:value-type="float">
            <text:p>-11.43897745452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7263239145013" calcext:value-type="float">
            <text:p>-0.46726323914501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6234509082" calcext:value-type="float">
            <text:p>-11.450623450908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31364897652" calcext:value-type="float">
            <text:p>-10.953136489765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1933004862121" calcext:value-type="float">
            <text:p>88.193300486212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59447717393" calcext:value-type="float">
            <text:p>-10.975944771739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329408613191" calcext:value-type="float">
            <text:p>-1.7232940861319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853093732" calcext:value-type="float">
            <text:p>-11.43885309373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8004804118614" calcext:value-type="float">
            <text:p>-0.46800480411861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500493767" calcext:value-type="float">
            <text:p>-11.45050049376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29331278025" calcext:value-type="float">
            <text:p>-10.952933127802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1605684339344" calcext:value-type="float">
            <text:p>88.160568433934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57397034228" calcext:value-type="float">
            <text:p>-10.975739703422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45504416324" calcext:value-type="float">
            <text:p>-1.724550441632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7295723592" calcext:value-type="float">
            <text:p>-11.438729572359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8565519591951" calcext:value-type="float">
            <text:p>-0.46856551959195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3826687378" calcext:value-type="float">
            <text:p>-11.450382668737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27289944168" calcext:value-type="float">
            <text:p>-10.952728994416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1426461895491" calcext:value-type="float">
            <text:p>88.142646189549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55387247127" calcext:value-type="float">
            <text:p>-10.975538724712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583260921338" calcext:value-type="float">
            <text:p>-1.7258326092133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6052324615" calcext:value-type="float">
            <text:p>-11.438605232461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69258862975174" calcext:value-type="float">
            <text:p>-0.46925886297517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2613630721" calcext:value-type="float">
            <text:p>-11.450261363072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25253219366" calcext:value-type="float">
            <text:p>-10.952525321936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1170005912905" calcext:value-type="float">
            <text:p>88.117000591290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53357414124" calcext:value-type="float">
            <text:p>-10.975335741412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710334585572" calcext:value-type="float">
            <text:p>-1.7271033458557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4810691676" calcext:value-type="float">
            <text:p>-11.438481069167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0090657098398" calcext:value-type="float">
            <text:p>-0.47009065709839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1363772271" calcext:value-type="float">
            <text:p>-11.450136377227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232201857" calcext:value-type="float">
            <text:p>-10.9523220185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1199570172066" calcext:value-type="float">
            <text:p>88.119957017206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51404399684" calcext:value-type="float">
            <text:p>-10.975140439968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841136734055" calcext:value-type="float">
            <text:p>-1.7284113673405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3569173085" calcext:value-type="float">
            <text:p>-11.438356917308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0740814763837" calcext:value-type="float">
            <text:p>-0.47074081476383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500159292624" calcext:value-type="float">
            <text:p>-11.450015929262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21184125923" calcext:value-type="float">
            <text:p>-10.952118412592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122940933517" calcext:value-type="float">
            <text:p>88.12294093351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49454244746" calcext:value-type="float">
            <text:p>-10.974945424474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2972061602231" calcext:value-type="float">
            <text:p>-1.7297206160223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2322206591" calcext:value-type="float">
            <text:p>-11.438232220659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1577555356838" calcext:value-type="float">
            <text:p>-0.47157755535683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8910286275" calcext:value-type="float">
            <text:p>-11.449891028627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19152132743" calcext:value-type="float">
            <text:p>-10.951915213274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986607732246" calcext:value-type="float">
            <text:p>88.098660773224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47429108765" calcext:value-type="float">
            <text:p>-10.974742910876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099226764722" calcext:value-type="float">
            <text:p>-1.7309922676472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81079927734" calcext:value-type="float">
            <text:p>-11.438107992773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2297162866722" calcext:value-type="float">
            <text:p>-0.47229716286672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7685304389" calcext:value-type="float">
            <text:p>-11.449768530438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17117410004" calcext:value-type="float">
            <text:p>-10.951711741000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989215569015" calcext:value-type="float">
            <text:p>88.098921556901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45470349477" calcext:value-type="float">
            <text:p>-10.974547034947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229724011724" calcext:value-type="float">
            <text:p>-1.7322972401172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9838468971" calcext:value-type="float">
            <text:p>-11.437983846897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3109969812835" calcext:value-type="float">
            <text:p>-0.47310996981283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644491927" calcext:value-type="float">
            <text:p>-11.44964449192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15086145624" calcext:value-type="float">
            <text:p>-10.951508614562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945512091799" calcext:value-type="float">
            <text:p>88.094551209179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43493719962" calcext:value-type="float">
            <text:p>-10.974349371996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358908534973" calcext:value-type="float">
            <text:p>-1.7335890853497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8591970467" calcext:value-type="float">
            <text:p>-11.437859197046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3820235820072" calcext:value-type="float">
            <text:p>-0.47382023582007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5221657893" calcext:value-type="float">
            <text:p>-11.449522165789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13048471283" calcext:value-type="float">
            <text:p>-10.951304847128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666533544517" calcext:value-type="float">
            <text:p>88.066653354451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41456253263" calcext:value-type="float">
            <text:p>-10.974145625326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484895269266" calcext:value-type="float">
            <text:p>-1.7348489526926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7353203306" calcext:value-type="float">
            <text:p>-11.437735320330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4395192453112" calcext:value-type="float">
            <text:p>-0.47439519245311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4039263776" calcext:value-type="float">
            <text:p>-11.449403926377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11002899542" calcext:value-type="float">
            <text:p>-10.951100289954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384573390795" calcext:value-type="float">
            <text:p>88.038457339079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39417155373" calcext:value-type="float">
            <text:p>-10.973941715537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611487422007" calcext:value-type="float">
            <text:p>-1.7361148742200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6112729241" calcext:value-type="float">
            <text:p>-11.437611272924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5129749660605" calcext:value-type="float">
            <text:p>-0.47512974966060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2816962592" calcext:value-type="float">
            <text:p>-11.449281696259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08968515175" calcext:value-type="float">
            <text:p>-10.950896851517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231842192315" calcext:value-type="float">
            <text:p>88.023184219231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37414172829" calcext:value-type="float">
            <text:p>-10.973741417282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739413092544" calcext:value-type="float">
            <text:p>-1.7373941309254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4866687703" calcext:value-type="float">
            <text:p>-11.437486668770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5853859728409" calcext:value-type="float">
            <text:p>-0.47585385972840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1590063951" calcext:value-type="float">
            <text:p>-11.449159006395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06929202953" calcext:value-type="float">
            <text:p>-10.950692920295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070251781673" calcext:value-type="float">
            <text:p>88.007025178167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35405208792" calcext:value-type="float">
            <text:p>-10.973540520879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866844704995" calcext:value-type="float">
            <text:p>-1.7386684470499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3623143549" calcext:value-type="float">
            <text:p>-11.437362314354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644211583147" calcext:value-type="float">
            <text:p>-0.4764421158314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90398789681" calcext:value-type="float">
            <text:p>-11.449039878968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04885548121" calcext:value-type="float">
            <text:p>-10.950488554812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8.0034318556781" calcext:value-type="float">
            <text:p>88.003431855678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33435990439" calcext:value-type="float">
            <text:p>-10.973343599043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3996275018207" calcext:value-type="float">
            <text:p>-1.7399627501820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2378322459" calcext:value-type="float">
            <text:p>-11.437237832245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7464198649433" calcext:value-type="float">
            <text:p>-0.47746419864943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89103940842" calcext:value-type="float">
            <text:p>-11.448910394084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02863822299" calcext:value-type="float">
            <text:p>-10.9502863822299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7.9975140862541" calcext:value-type="float">
            <text:p>87.997514086254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31457444037" calcext:value-type="float">
            <text:p>-10.973145744403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4125100051841" calcext:value-type="float">
            <text:p>-1.7412510005184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71134271392" calcext:value-type="float">
            <text:p>-11.4371134271392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8051360859163" calcext:value-type="float">
            <text:p>-0.47805136085916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87912865204" calcext:value-type="float">
            <text:p>-11.448791286520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500818478151" calcext:value-type="float">
            <text:p>-10.9500818478151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87.9619156324198" calcext:value-type="float">
            <text:p>87.961915632419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0.9729393215756" calcext:value-type="float">
            <text:p>-10.9729393215756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.74249859742808" calcext:value-type="float">
            <text:p>-1.74249859742808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369894982413" calcext:value-type="float">
            <text:p>-11.4369894982413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0.478524980410295" calcext:value-type="float">
            <text:p>-0.478524980410295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-11.4486751001682" calcext:value-type="float">
            <text:p>-11.448675100168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5100420329528" calcext:value-type="float">
            <text:p>75.510042032952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2383462623" calcext:value-type="float">
            <text:p>-10.97238346262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4282750050641" calcext:value-type="float">
            <text:p>-1.6428275005064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92480203679" calcext:value-type="float">
            <text:p>-11.439248020367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670531214233" calcext:value-type="float">
            <text:p>-0.567053121423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8604007295" calcext:value-type="float">
            <text:p>-11.447860400729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0483970346" calcext:value-type="float">
            <text:p>-10.955048397034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969596296457" calcext:value-type="float">
            <text:p>75.496959629645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2182609524" calcext:value-type="float">
            <text:p>-10.97218260952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4427637073766" calcext:value-type="float">
            <text:p>-1.6442763707376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9123716173" calcext:value-type="float">
            <text:p>-11.43912371617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67786284587982" calcext:value-type="float">
            <text:p>-0.56778628458798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7379317873" calcext:value-type="float">
            <text:p>-11.447737931787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8451848934" calcext:value-type="float">
            <text:p>-10.954845184893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847627394182" calcext:value-type="float">
            <text:p>75.484762739418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19816314334" calcext:value-type="float">
            <text:p>-10.971981631433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4572444674745" calcext:value-type="float">
            <text:p>-1.6457244467474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89997041694" calcext:value-type="float">
            <text:p>-11.438999704169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68529199047365" calcext:value-type="float">
            <text:p>-0.56852919904736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6158121457" calcext:value-type="float">
            <text:p>-11.447615812145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6416065389" calcext:value-type="float">
            <text:p>-10.954641606538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733111485056" calcext:value-type="float">
            <text:p>75.473311148505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17809793477" calcext:value-type="float">
            <text:p>-10.971780979347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471585898101" calcext:value-type="float">
            <text:p>-1.647158589810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88759207989" calcext:value-type="float">
            <text:p>-11.438875920798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69246196524691" calcext:value-type="float">
            <text:p>-0.56924619652469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4934373383" calcext:value-type="float">
            <text:p>-11.447493437338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4384773881" calcext:value-type="float">
            <text:p>-10.954438477388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61319019095" calcext:value-type="float">
            <text:p>75.46131901909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15806364973" calcext:value-type="float">
            <text:p>-10.971580636497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486327428512" calcext:value-type="float">
            <text:p>-1.648632742851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87515133914" calcext:value-type="float">
            <text:p>-11.438751513391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69990342383045" calcext:value-type="float">
            <text:p>-0.56999034238304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3705501011" calcext:value-type="float">
            <text:p>-11.447370550101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2349618443" calcext:value-type="float">
            <text:p>-10.954234961844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495839013303" calcext:value-type="float">
            <text:p>75.449583901330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13796242828" calcext:value-type="float">
            <text:p>-10.971379624282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5007428239898" calcext:value-type="float">
            <text:p>-1.6500742823989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86273977874" calcext:value-type="float">
            <text:p>-11.438627397787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70720303376985" calcext:value-type="float">
            <text:p>-0.57072030337698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2485591467" calcext:value-type="float">
            <text:p>-11.447248559146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0318258727" calcext:value-type="float">
            <text:p>-10.954031825872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365034369605" calcext:value-type="float">
            <text:p>75.436503436960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11783496359" calcext:value-type="float">
            <text:p>-10.971178349635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5150297703309" calcext:value-type="float">
            <text:p>-1.6515029770330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85036094466" calcext:value-type="float">
            <text:p>-11.438503609446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71447081721104" calcext:value-type="float">
            <text:p>-0.57144708172110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1265270794" calcext:value-type="float">
            <text:p>-11.447126527079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8282425843" calcext:value-type="float">
            <text:p>-10.953828242584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194833675846" calcext:value-type="float">
            <text:p>75.419483367584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09758938125" calcext:value-type="float">
            <text:p>-10.970975893812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5292741540154" calcext:value-type="float">
            <text:p>-1.6529274154015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83794893369" calcext:value-type="float">
            <text:p>-11.438379489336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722051026202" calcext:value-type="float">
            <text:p>-0.572205102620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70031439156" calcext:value-type="float">
            <text:p>-11.447003143915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6254163607" calcext:value-type="float">
            <text:p>-10.953625416360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75.4135069046438" calcext:value-type="float">
            <text:p>75.413506904643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707768290329" calcext:value-type="float">
            <text:p>-10.970776829032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65439806721737" calcext:value-type="float">
            <text:p>-1.6543980672173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382549105478" calcext:value-type="float">
            <text:p>-11.438254910547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0.572937979993392" calcext:value-type="float">
            <text:p>-0.57293797999339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68808857123" calcext:value-type="float">
            <text:p>-11.446880885712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421633608" calcext:value-type="float">
            <text:p>-10.95342163360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799457052" calcext:value-type="float">
            <text:p>-10.95579945705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017168112357" calcext:value-type="float">
            <text:p>-1.7101716811235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7742306112" calcext:value-type="float">
            <text:p>-11.443774230611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7126743711" calcext:value-type="float">
            <text:p>-10.955712674371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074266391045" calcext:value-type="float">
            <text:p>-1.7107426639104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7213027823" calcext:value-type="float">
            <text:p>-11.443721302782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6258540493" calcext:value-type="float">
            <text:p>-10.955625854049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132263203157" calcext:value-type="float">
            <text:p>-1.7113226320315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6685434232" calcext:value-type="float">
            <text:p>-11.443668543423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5384717383" calcext:value-type="float">
            <text:p>-10.955538471738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189211426525" calcext:value-type="float">
            <text:p>-1.7118921142652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6156172156" calcext:value-type="float">
            <text:p>-11.443615617215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451433273" calcext:value-type="float">
            <text:p>-10.95545143327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246216694371" calcext:value-type="float">
            <text:p>-1.7124621669437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5628609487" calcext:value-type="float">
            <text:p>-11.443562860948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3642355053" calcext:value-type="float">
            <text:p>-10.955364235505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303647318049" calcext:value-type="float">
            <text:p>-1.7130364731804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5100171044" calcext:value-type="float">
            <text:p>-11.443510017104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2771158941" calcext:value-type="float">
            <text:p>-10.955277115894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360114683844" calcext:value-type="float">
            <text:p>-1.7136011468384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4573258878" calcext:value-type="float">
            <text:p>-11.443457325887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1898739974" calcext:value-type="float">
            <text:p>-10.955189873997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417267658485" calcext:value-type="float">
            <text:p>-1.7141726765848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4042192247" calcext:value-type="float">
            <text:p>-11.443404219224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1025202317" calcext:value-type="float">
            <text:p>-10.955102520231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473795638109" calcext:value-type="float">
            <text:p>-1.7147379563810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3512030617" calcext:value-type="float">
            <text:p>-11.443351203061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50155807946" calcext:value-type="float">
            <text:p>-10.955015580794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5305494436" calcext:value-type="float">
            <text:p>-1.71530549443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2987356525" calcext:value-type="float">
            <text:p>-11.443298735652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9281981425" calcext:value-type="float">
            <text:p>-10.954928198142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58706635936" calcext:value-type="float">
            <text:p>-1.715870663593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2459056483" calcext:value-type="float">
            <text:p>-11.443245905648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8414706418" calcext:value-type="float">
            <text:p>-10.954841470641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645299272474" calcext:value-type="float">
            <text:p>-1.7164529927247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1928421667" calcext:value-type="float">
            <text:p>-11.443192842166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7541908895" calcext:value-type="float">
            <text:p>-10.954754190889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701899448426" calcext:value-type="float">
            <text:p>-1.7170189944842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1400462644" calcext:value-type="float">
            <text:p>-11.443140046264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6669738957" calcext:value-type="float">
            <text:p>-10.954666973895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759092685594" calcext:value-type="float">
            <text:p>-1.7175909268559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0871499446" calcext:value-type="float">
            <text:p>-11.443087149944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5801740803" calcext:value-type="float">
            <text:p>-10.954580174080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816263838927" calcext:value-type="float">
            <text:p>-1.7181626383892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30343191975" calcext:value-type="float">
            <text:p>-11.443034319197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4928204777" calcext:value-type="float">
            <text:p>-10.954492820477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872552175314" calcext:value-type="float">
            <text:p>-1.7187255217531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9818678337" calcext:value-type="float">
            <text:p>-11.442981867833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4054636378" calcext:value-type="float">
            <text:p>-10.954405463637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930048501922" calcext:value-type="float">
            <text:p>-1.7193004850192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9286545596" calcext:value-type="float">
            <text:p>-11.442928654559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3182365743" calcext:value-type="float">
            <text:p>-10.954318236574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1985737835147" calcext:value-type="float">
            <text:p>-1.7198573783514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8759512764" calcext:value-type="float">
            <text:p>-11.442875951276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2312667168" calcext:value-type="float">
            <text:p>-10.954231266716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044347118643" calcext:value-type="float">
            <text:p>-1.7204434711864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8228397333" calcext:value-type="float">
            <text:p>-11.442822839733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1444155099" calcext:value-type="float">
            <text:p>-10.954144415509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100263782491" calcext:value-type="float">
            <text:p>-1.7210026378249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7699517483" calcext:value-type="float">
            <text:p>-11.442769951748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40573295083" calcext:value-type="float">
            <text:p>-10.954057329508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157135986497" calcext:value-type="float">
            <text:p>-1.7215713598649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7171297965" calcext:value-type="float">
            <text:p>-11.442717129796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9699218528" calcext:value-type="float">
            <text:p>-10.953969921852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213459086706" calcext:value-type="float">
            <text:p>-1.7221345908670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6642912781" calcext:value-type="float">
            <text:p>-11.442664291278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8825450628" calcext:value-type="float">
            <text:p>-10.953882545062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270973776182" calcext:value-type="float">
            <text:p>-1.7227097377618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6111757305" calcext:value-type="float">
            <text:p>-11.442611175730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7955261652" calcext:value-type="float">
            <text:p>-10.953795526165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32700063627" calcext:value-type="float">
            <text:p>-1.723270006362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5585278177" calcext:value-type="float">
            <text:p>-11.442558527817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7082824842" calcext:value-type="float">
            <text:p>-10.953708282484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384547619789" calcext:value-type="float">
            <text:p>-1.7238454761978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5057033423" calcext:value-type="float">
            <text:p>-11.442505703342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6208929827" calcext:value-type="float">
            <text:p>-10.953620892982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440645857663" calcext:value-type="float">
            <text:p>-1.72440645857663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4527448031" calcext:value-type="float">
            <text:p>-11.4424527448031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5336436675" calcext:value-type="float">
            <text:p>-10.9535336436675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497743972544" calcext:value-type="float">
            <text:p>-1.7249774397254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3996052679" calcext:value-type="float">
            <text:p>-11.4423996052679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4466893304" calcext:value-type="float">
            <text:p>-10.953446689330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555380371506" calcext:value-type="float">
            <text:p>-1.72555380371506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3466579292" calcext:value-type="float">
            <text:p>-11.4423466579292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0.9533594737897" calcext:value-type="float">
            <text:p>-10.953359473789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.72611204422468" calcext:value-type="float">
            <text:p>-1.72611204422468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-11.4422941572638" calcext:value-type="float">
            <text:p>-11.442294157263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95973048349" calcext:value-type="float">
            <text:p>-11.439597304834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3756800714701" calcext:value-type="float">
            <text:p>-0.46375680071470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12302461466" calcext:value-type="float">
            <text:p>-11.451230246146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41542690649" calcext:value-type="float">
            <text:p>-10.954154269064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2786367574307" calcext:value-type="float">
            <text:p>88.278636757430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69475960449" calcext:value-type="float">
            <text:p>-10.976947596044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1687809612516" calcext:value-type="float">
            <text:p>-1.7168780961251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94733174137" calcext:value-type="float">
            <text:p>-11.439473317413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445118233136" calcext:value-type="float">
            <text:p>-0.4644511823313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11089021111" calcext:value-type="float">
            <text:p>-11.451108902111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39509204988" calcext:value-type="float">
            <text:p>-10.953950920498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2628385637766" calcext:value-type="float">
            <text:p>88.262838563776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67473505144" calcext:value-type="float">
            <text:p>-10.976747350514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1816379535073" calcext:value-type="float">
            <text:p>-1.7181637953507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93493163289" calcext:value-type="float">
            <text:p>-11.439349316328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5083907844205" calcext:value-type="float">
            <text:p>-0.46508390784420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989121755" calcext:value-type="float">
            <text:p>-11.45098912175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37472664739" calcext:value-type="float">
            <text:p>-10.953747266473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2496312692255" calcext:value-type="float">
            <text:p>88.249631269225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65482957701" calcext:value-type="float">
            <text:p>-10.976548295770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1945567515837" calcext:value-type="float">
            <text:p>-1.7194556751583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92253685114" calcext:value-type="float">
            <text:p>-11.439225368511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5747781966187" calcext:value-type="float">
            <text:p>-0.46574778196618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8689124373" calcext:value-type="float">
            <text:p>-11.450868912437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35429320455" calcext:value-type="float">
            <text:p>-10.953542932045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217284520404" calcext:value-type="float">
            <text:p>88.21728452040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63432626183" calcext:value-type="float">
            <text:p>-10.976343262618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071224852719" calcext:value-type="float">
            <text:p>-1.7207122485271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910130807" calcext:value-type="float">
            <text:p>-11.4391013080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6528194689455" calcext:value-type="float">
            <text:p>-0.46652819468945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7453361119" calcext:value-type="float">
            <text:p>-11.450745336111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33399471056" calcext:value-type="float">
            <text:p>-10.953339947105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205170161195" calcext:value-type="float">
            <text:p>88.20517016119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61437662281" calcext:value-type="float">
            <text:p>-10.976143766228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200748042873" calcext:value-type="float">
            <text:p>-1.7220074804287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977454527" calcext:value-type="float">
            <text:p>-11.43897745452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7263239145013" calcext:value-type="float">
            <text:p>-0.46726323914501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6234509082" calcext:value-type="float">
            <text:p>-11.450623450908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31364897652" calcext:value-type="float">
            <text:p>-10.953136489765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1933004862121" calcext:value-type="float">
            <text:p>88.193300486212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59447717393" calcext:value-type="float">
            <text:p>-10.975944771739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329408613191" calcext:value-type="float">
            <text:p>-1.7232940861319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853093732" calcext:value-type="float">
            <text:p>-11.43885309373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8004804118614" calcext:value-type="float">
            <text:p>-0.46800480411861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500493767" calcext:value-type="float">
            <text:p>-11.45050049376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29331278025" calcext:value-type="float">
            <text:p>-10.952933127802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1605684339344" calcext:value-type="float">
            <text:p>88.160568433934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57397034228" calcext:value-type="float">
            <text:p>-10.975739703422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45504416324" calcext:value-type="float">
            <text:p>-1.724550441632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7295723592" calcext:value-type="float">
            <text:p>-11.438729572359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8565519591951" calcext:value-type="float">
            <text:p>-0.46856551959195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3826687378" calcext:value-type="float">
            <text:p>-11.450382668737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27289944168" calcext:value-type="float">
            <text:p>-10.952728994416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1426461895491" calcext:value-type="float">
            <text:p>88.142646189549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55387247127" calcext:value-type="float">
            <text:p>-10.975538724712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583260921338" calcext:value-type="float">
            <text:p>-1.7258326092133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6052324615" calcext:value-type="float">
            <text:p>-11.438605232461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69258862975174" calcext:value-type="float">
            <text:p>-0.46925886297517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2613630721" calcext:value-type="float">
            <text:p>-11.450261363072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25253219366" calcext:value-type="float">
            <text:p>-10.952525321936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1170005912905" calcext:value-type="float">
            <text:p>88.117000591290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53357414124" calcext:value-type="float">
            <text:p>-10.975335741412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710334585572" calcext:value-type="float">
            <text:p>-1.7271033458557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4810691676" calcext:value-type="float">
            <text:p>-11.438481069167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0090657098398" calcext:value-type="float">
            <text:p>-0.47009065709839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1363772271" calcext:value-type="float">
            <text:p>-11.450136377227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232201857" calcext:value-type="float">
            <text:p>-10.9523220185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1199570172066" calcext:value-type="float">
            <text:p>88.119957017206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51404399684" calcext:value-type="float">
            <text:p>-10.975140439968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841136734055" calcext:value-type="float">
            <text:p>-1.7284113673405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3569173085" calcext:value-type="float">
            <text:p>-11.438356917308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0740814763837" calcext:value-type="float">
            <text:p>-0.47074081476383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500159292624" calcext:value-type="float">
            <text:p>-11.450015929262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21184125923" calcext:value-type="float">
            <text:p>-10.952118412592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122940933517" calcext:value-type="float">
            <text:p>88.12294093351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49454244746" calcext:value-type="float">
            <text:p>-10.974945424474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2972061602231" calcext:value-type="float">
            <text:p>-1.7297206160223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2322206591" calcext:value-type="float">
            <text:p>-11.438232220659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1577555356838" calcext:value-type="float">
            <text:p>-0.47157755535683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8910286275" calcext:value-type="float">
            <text:p>-11.449891028627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19152132743" calcext:value-type="float">
            <text:p>-10.951915213274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986607732246" calcext:value-type="float">
            <text:p>88.098660773224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47429108765" calcext:value-type="float">
            <text:p>-10.974742910876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099226764722" calcext:value-type="float">
            <text:p>-1.7309922676472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81079927734" calcext:value-type="float">
            <text:p>-11.438107992773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2297162866722" calcext:value-type="float">
            <text:p>-0.47229716286672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7685304389" calcext:value-type="float">
            <text:p>-11.449768530438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17117410004" calcext:value-type="float">
            <text:p>-10.951711741000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989215569015" calcext:value-type="float">
            <text:p>88.098921556901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45470349477" calcext:value-type="float">
            <text:p>-10.974547034947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229724011724" calcext:value-type="float">
            <text:p>-1.7322972401172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9838468971" calcext:value-type="float">
            <text:p>-11.437983846897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3109969812835" calcext:value-type="float">
            <text:p>-0.47310996981283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644491927" calcext:value-type="float">
            <text:p>-11.44964449192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15086145624" calcext:value-type="float">
            <text:p>-10.951508614562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945512091799" calcext:value-type="float">
            <text:p>88.094551209179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43493719962" calcext:value-type="float">
            <text:p>-10.974349371996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358908534973" calcext:value-type="float">
            <text:p>-1.7335890853497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8591970467" calcext:value-type="float">
            <text:p>-11.437859197046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3820235820072" calcext:value-type="float">
            <text:p>-0.47382023582007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5221657893" calcext:value-type="float">
            <text:p>-11.449522165789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13048471283" calcext:value-type="float">
            <text:p>-10.951304847128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666533544517" calcext:value-type="float">
            <text:p>88.066653354451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41456253263" calcext:value-type="float">
            <text:p>-10.974145625326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484895269266" calcext:value-type="float">
            <text:p>-1.7348489526926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7353203306" calcext:value-type="float">
            <text:p>-11.437735320330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4395192453112" calcext:value-type="float">
            <text:p>-0.47439519245311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4039263776" calcext:value-type="float">
            <text:p>-11.449403926377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11002899542" calcext:value-type="float">
            <text:p>-10.951100289954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384573390795" calcext:value-type="float">
            <text:p>88.038457339079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39417155373" calcext:value-type="float">
            <text:p>-10.973941715537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611487422007" calcext:value-type="float">
            <text:p>-1.7361148742200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6112729241" calcext:value-type="float">
            <text:p>-11.437611272924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5129749660605" calcext:value-type="float">
            <text:p>-0.47512974966060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2816962592" calcext:value-type="float">
            <text:p>-11.449281696259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08968515175" calcext:value-type="float">
            <text:p>-10.950896851517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231842192315" calcext:value-type="float">
            <text:p>88.023184219231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37414172829" calcext:value-type="float">
            <text:p>-10.973741417282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739413092544" calcext:value-type="float">
            <text:p>-1.7373941309254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4866687703" calcext:value-type="float">
            <text:p>-11.437486668770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5853859728409" calcext:value-type="float">
            <text:p>-0.47585385972840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1590063951" calcext:value-type="float">
            <text:p>-11.449159006395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06929202953" calcext:value-type="float">
            <text:p>-10.950692920295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070251781673" calcext:value-type="float">
            <text:p>88.007025178167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35405208792" calcext:value-type="float">
            <text:p>-10.973540520879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866844704995" calcext:value-type="float">
            <text:p>-1.7386684470499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3623143549" calcext:value-type="float">
            <text:p>-11.437362314354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644211583147" calcext:value-type="float">
            <text:p>-0.4764421158314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90398789681" calcext:value-type="float">
            <text:p>-11.449039878968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04885548121" calcext:value-type="float">
            <text:p>-10.950488554812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8.0034318556781" calcext:value-type="float">
            <text:p>88.003431855678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33435990439" calcext:value-type="float">
            <text:p>-10.973343599043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3996275018207" calcext:value-type="float">
            <text:p>-1.7399627501820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2378322459" calcext:value-type="float">
            <text:p>-11.437237832245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7464198649433" calcext:value-type="float">
            <text:p>-0.47746419864943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89103940842" calcext:value-type="float">
            <text:p>-11.448910394084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02863822299" calcext:value-type="float">
            <text:p>-10.950286382229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7.9975140862541" calcext:value-type="float">
            <text:p>87.997514086254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31457444037" calcext:value-type="float">
            <text:p>-10.9731457444037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4125100051841" calcext:value-type="float">
            <text:p>-1.7412510005184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71134271392" calcext:value-type="float">
            <text:p>-11.4371134271392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8051360859163" calcext:value-type="float">
            <text:p>-0.47805136085916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87912865204" calcext:value-type="float">
            <text:p>-11.448791286520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500818478151" calcext:value-type="float">
            <text:p>-10.9500818478151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87.9619156324198" calcext:value-type="float">
            <text:p>87.961915632419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0.9729393215756" calcext:value-type="float">
            <text:p>-10.9729393215756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.74249859742808" calcext:value-type="float">
            <text:p>-1.74249859742808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369894982413" calcext:value-type="float">
            <text:p>-11.4369894982413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0.478524980410295" calcext:value-type="float">
            <text:p>-0.478524980410295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-11.4486751001682" calcext:value-type="float">
            <text:p>-11.448675100168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5317719176663" calcext:value-type="float">
            <text:p>-1.2531771917666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97502300701" calcext:value-type="float">
            <text:p>-11.439750230070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17860109203988" calcext:value-type="float">
            <text:p>-0.61786010920398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8720814205" calcext:value-type="float">
            <text:p>-11.444872081420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9670709895" calcext:value-type="float">
            <text:p>-10.95967070989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1610300164815" calcext:value-type="float">
            <text:p>71.161030016481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92935442215" calcext:value-type="float">
            <text:p>-10.969293544221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5530335367361" calcext:value-type="float">
            <text:p>-1.2553033536736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96253247876" calcext:value-type="float">
            <text:p>-11.439625324787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186287383965" calcext:value-type="float">
            <text:p>-0.618628738396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74881064" calcext:value-type="float">
            <text:p>-11.4447488106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94687829411" calcext:value-type="float">
            <text:p>-10.959468782941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1502230266416" calcext:value-type="float">
            <text:p>71.150223026641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90925480313" calcext:value-type="float">
            <text:p>-10.969092548031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572317953474" calcext:value-type="float">
            <text:p>-1.257231795347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95019830478" calcext:value-type="float">
            <text:p>-11.439501983047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19355175327001" calcext:value-type="float">
            <text:p>-0.61935517532700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6263255037" calcext:value-type="float">
            <text:p>-11.444626325503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92654716082" calcext:value-type="float">
            <text:p>-10.959265471608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1386521712549" calcext:value-type="float">
            <text:p>71.138652171254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88909815703" calcext:value-type="float">
            <text:p>-10.968890981570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5911573139313" calcext:value-type="float">
            <text:p>-1.2591157313931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93782413156" calcext:value-type="float">
            <text:p>-11.439378241315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0085684333045" calcext:value-type="float">
            <text:p>-0.62008568433304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5037526514" calcext:value-type="float">
            <text:p>-11.444503752651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90599280648" calcext:value-type="float">
            <text:p>-10.959059928064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1258674563755" calcext:value-type="float">
            <text:p>71.125867456375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86891755878" calcext:value-type="float">
            <text:p>-10.968689175587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611071874777" calcext:value-type="float">
            <text:p>-1.261107187477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9254109358" calcext:value-type="float">
            <text:p>-11.43925410935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0828378095049" calcext:value-type="float">
            <text:p>-0.62082837809504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3805292611" calcext:value-type="float">
            <text:p>-11.444380529261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88598596842" calcext:value-type="float">
            <text:p>-10.958859859684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1156329356667" calcext:value-type="float">
            <text:p>71.115632935666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84880239515" calcext:value-type="float">
            <text:p>-10.968488023951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6303603749395" calcext:value-type="float">
            <text:p>-1.2630360374939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91303921337" calcext:value-type="float">
            <text:p>-11.439130392133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1572648200571" calcext:value-type="float">
            <text:p>-0.62157264820057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2575216613" calcext:value-type="float">
            <text:p>-11.444257521661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86553132177" calcext:value-type="float">
            <text:p>-10.958655313217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103932687596" calcext:value-type="float">
            <text:p>71.10393268759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82866973799" calcext:value-type="float">
            <text:p>-10.968286697379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6490900057393" calcext:value-type="float">
            <text:p>-1.2649090005739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90068557198" calcext:value-type="float">
            <text:p>-11.439006855719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2313175618431" calcext:value-type="float">
            <text:p>-0.62231317561843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1347712918" calcext:value-type="float">
            <text:p>-11.444134771291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84547838168" calcext:value-type="float">
            <text:p>-10.958454783816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95142631199" calcext:value-type="float">
            <text:p>71.09514263119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80859305824" calcext:value-type="float">
            <text:p>-10.968085930582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6708972711277" calcext:value-type="float">
            <text:p>-1.2670897271127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8818512641" calcext:value-type="float">
            <text:p>-11.438881851264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3077930118758" calcext:value-type="float">
            <text:p>-0.62307793011875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40114313642" calcext:value-type="float">
            <text:p>-11.444011431364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82511721514" calcext:value-type="float">
            <text:p>-10.958251172151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825768082512" calcext:value-type="float">
            <text:p>71.082576808251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78840977322" calcext:value-type="float">
            <text:p>-10.967884097732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6886279367726" calcext:value-type="float">
            <text:p>-1.2688627936772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7584634846" calcext:value-type="float">
            <text:p>-11.438758463484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3798439260225" calcext:value-type="float">
            <text:p>-0.62379843926022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8884143925" calcext:value-type="float">
            <text:p>-11.443888414392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80474871596" calcext:value-type="float">
            <text:p>-10.958047487159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702159093903" calcext:value-type="float">
            <text:p>71.070215909390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76828452366" calcext:value-type="float">
            <text:p>-10.967682845236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7073814083311" calcext:value-type="float">
            <text:p>-1.2707381408331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6350527164" calcext:value-type="float">
            <text:p>-11.438635052716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4527842380314" calcext:value-type="float">
            <text:p>-0.62452784238031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7657264168" calcext:value-type="float">
            <text:p>-11.443765726416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78438738746" calcext:value-type="float">
            <text:p>-10.957843873874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590431299761" calcext:value-type="float">
            <text:p>71.059043129976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74806772814" calcext:value-type="float">
            <text:p>-10.967480677281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7281313127416" calcext:value-type="float">
            <text:p>-1.2728131312741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5102705104" calcext:value-type="float">
            <text:p>-11.438510270510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5287201780005" calcext:value-type="float">
            <text:p>-0.62528720178000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6422307268" calcext:value-type="float">
            <text:p>-11.443642230726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76431082634" calcext:value-type="float">
            <text:p>-10.957643108263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479732271036" calcext:value-type="float">
            <text:p>71.047973227103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72797692394" calcext:value-type="float">
            <text:p>-10.967279769239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747262675792" calcext:value-type="float">
            <text:p>-1.274726267579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386428158" calcext:value-type="float">
            <text:p>-11.43838642815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6023356568746" calcext:value-type="float">
            <text:p>-0.62602335656874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5190028492" calcext:value-type="float">
            <text:p>-11.443519002849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74406057649" calcext:value-type="float">
            <text:p>-10.957440605764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399670410192" calcext:value-type="float">
            <text:p>71.039967041019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70790856774" calcext:value-type="float">
            <text:p>-10.967079085677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7672752919366" calcext:value-type="float">
            <text:p>-1.2767275291936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2618053278" calcext:value-type="float">
            <text:p>-11.438261805327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6774232484488" calcext:value-type="float">
            <text:p>-0.62677423248448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3959995311" calcext:value-type="float">
            <text:p>-11.443395999531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72381843168" calcext:value-type="float">
            <text:p>-10.957238184316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294813367814" calcext:value-type="float">
            <text:p>71.029481336781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68783051951" calcext:value-type="float">
            <text:p>-10.966878305195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7878322997702" calcext:value-type="float">
            <text:p>-1.2787832299770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1372669863" calcext:value-type="float">
            <text:p>-11.438137266986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7518213635904" calcext:value-type="float">
            <text:p>-0.62751821363590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2728378832" calcext:value-type="float">
            <text:p>-11.443272837883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70347938261" calcext:value-type="float">
            <text:p>-10.957034793826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178634271612" calcext:value-type="float">
            <text:p>71.017863427161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66764269978" calcext:value-type="float">
            <text:p>-10.966676426997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8060779680925" calcext:value-type="float">
            <text:p>-1.2806077968092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80139164504" calcext:value-type="float">
            <text:p>-11.438013916450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824983154864" calcext:value-type="float">
            <text:p>-0.6282498315486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148928466" calcext:value-type="float">
            <text:p>-11.44314892846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68346580142" calcext:value-type="float">
            <text:p>-10.956834658014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1.0087516008731" calcext:value-type="float">
            <text:p>71.008751600873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6475796436" calcext:value-type="float">
            <text:p>-10.96647579643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8276685637033" calcext:value-type="float">
            <text:p>-1.2827668563703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78885009392" calcext:value-type="float">
            <text:p>-11.437888500939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9035079039795" calcext:value-type="float">
            <text:p>-0.62903507903979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30253994084" calcext:value-type="float">
            <text:p>-11.443025399408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66319695679" calcext:value-type="float">
            <text:p>-10.956631969567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0.9990125155918" calcext:value-type="float">
            <text:p>70.999012515591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62746253797" calcext:value-type="float">
            <text:p>-10.966274625379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8478370164236" calcext:value-type="float">
            <text:p>-1.2847837016423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776401208" calcext:value-type="float">
            <text:p>-11.4377640120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29756296169685" calcext:value-type="float">
            <text:p>-0.62975629616968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29029080161" calcext:value-type="float">
            <text:p>-11.442902908016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64268857597" calcext:value-type="float">
            <text:p>-10.956426885759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0.9850587504715" calcext:value-type="float">
            <text:p>70.985058750471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60720377484" calcext:value-type="float">
            <text:p>-10.966072037748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8653771389474" calcext:value-type="float">
            <text:p>-1.2865377138947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76409336135" calcext:value-type="float">
            <text:p>-11.437640933613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30462983433212" calcext:value-type="float">
            <text:p>-0.63046298343321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27798711035" calcext:value-type="float">
            <text:p>-11.442779871103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6222296865" calcext:value-type="float">
            <text:p>-10.95622229686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0.9733365970369" calcext:value-type="float">
            <text:p>70.973336597036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58701560361" calcext:value-type="float">
            <text:p>-10.965870156036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8845671375693" calcext:value-type="float">
            <text:p>-1.2884567137569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7516919304" calcext:value-type="float">
            <text:p>-11.43751691930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31209153628706" calcext:value-type="float">
            <text:p>-0.631209153628706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26570097232" calcext:value-type="float">
            <text:p>-11.442657009723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60189057965" calcext:value-type="float">
            <text:p>-10.956018905796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0.9628803712772" calcext:value-type="float">
            <text:p>70.962880371277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56688779622" calcext:value-type="float">
            <text:p>-10.9656688779622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904128343408" calcext:value-type="float">
            <text:p>-1.290412834340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73924240049" calcext:value-type="float">
            <text:p>-11.4373924240049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31969840245008" calcext:value-type="float">
            <text:p>-0.63196984024500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25332718811" calcext:value-type="float">
            <text:p>-11.442533271881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58177092298" calcext:value-type="float">
            <text:p>-10.955817709229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0.9523550308718" calcext:value-type="float">
            <text:p>70.9523550308718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54673236631" calcext:value-type="float">
            <text:p>-10.965467323663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9234369647465" calcext:value-type="float">
            <text:p>-1.29234369647465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72682984264" calcext:value-type="float">
            <text:p>-11.437268298426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32709992110237" calcext:value-type="float">
            <text:p>-0.63270999211023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424100291243" calcext:value-type="float">
            <text:p>-11.4424100291243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55616080434" calcext:value-type="float">
            <text:p>-10.95561608043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70.9419034180997" calcext:value-type="float">
            <text:p>70.941903418099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0.9652660029374" calcext:value-type="float">
            <text:p>-10.965266002937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.29441237326734" calcext:value-type="float">
            <text:p>-1.2944123732673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11.4371433658447" calcext:value-type="float">
            <text:p>-11.4371433658447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-0.63345863363806" calcext:value-type="float">
            <text:p>-0.6334586336380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95973048349" calcext:value-type="float">
            <text:p>-11.439597304834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3756800714701" calcext:value-type="float">
            <text:p>-0.4637568007147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12302461466" calcext:value-type="float">
            <text:p>-11.451230246146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41542690649" calcext:value-type="float">
            <text:p>-10.954154269064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2786367574307" calcext:value-type="float">
            <text:p>88.278636757430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69475960449" calcext:value-type="float">
            <text:p>-10.976947596044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1687809612516" calcext:value-type="float">
            <text:p>-1.7168780961251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94733174137" calcext:value-type="float">
            <text:p>-11.439473317413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445118233136" calcext:value-type="float">
            <text:p>-0.4644511823313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11089021111" calcext:value-type="float">
            <text:p>-11.451108902111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39509204988" calcext:value-type="float">
            <text:p>-10.953950920498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2628385637766" calcext:value-type="float">
            <text:p>88.262838563776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67473505144" calcext:value-type="float">
            <text:p>-10.976747350514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1816379535073" calcext:value-type="float">
            <text:p>-1.718163795350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93493163289" calcext:value-type="float">
            <text:p>-11.439349316328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5083907844205" calcext:value-type="float">
            <text:p>-0.46508390784420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989121755" calcext:value-type="float">
            <text:p>-11.45098912175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37472664739" calcext:value-type="float">
            <text:p>-10.953747266473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2496312692255" calcext:value-type="float">
            <text:p>88.249631269225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65482957701" calcext:value-type="float">
            <text:p>-10.97654829577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1945567515837" calcext:value-type="float">
            <text:p>-1.7194556751583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92253685114" calcext:value-type="float">
            <text:p>-11.439225368511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5747781966187" calcext:value-type="float">
            <text:p>-0.46574778196618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8689124373" calcext:value-type="float">
            <text:p>-11.45086891243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35429320455" calcext:value-type="float">
            <text:p>-10.953542932045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217284520404" calcext:value-type="float">
            <text:p>88.21728452040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63432626183" calcext:value-type="float">
            <text:p>-10.976343262618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071224852719" calcext:value-type="float">
            <text:p>-1.7207122485271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910130807" calcext:value-type="float">
            <text:p>-11.4391013080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6528194689455" calcext:value-type="float">
            <text:p>-0.46652819468945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7453361119" calcext:value-type="float">
            <text:p>-11.450745336111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33399471056" calcext:value-type="float">
            <text:p>-10.953339947105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205170161195" calcext:value-type="float">
            <text:p>88.20517016119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61437662281" calcext:value-type="float">
            <text:p>-10.976143766228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200748042873" calcext:value-type="float">
            <text:p>-1.722007480428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977454527" calcext:value-type="float">
            <text:p>-11.43897745452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7263239145013" calcext:value-type="float">
            <text:p>-0.46726323914501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6234509082" calcext:value-type="float">
            <text:p>-11.450623450908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31364897652" calcext:value-type="float">
            <text:p>-10.953136489765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1933004862121" calcext:value-type="float">
            <text:p>88.193300486212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59447717393" calcext:value-type="float">
            <text:p>-10.975944771739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329408613191" calcext:value-type="float">
            <text:p>-1.7232940861319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853093732" calcext:value-type="float">
            <text:p>-11.43885309373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8004804118614" calcext:value-type="float">
            <text:p>-0.46800480411861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500493767" calcext:value-type="float">
            <text:p>-11.45050049376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29331278025" calcext:value-type="float">
            <text:p>-10.952933127802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1605684339344" calcext:value-type="float">
            <text:p>88.160568433934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57397034228" calcext:value-type="float">
            <text:p>-10.975739703422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45504416324" calcext:value-type="float">
            <text:p>-1.724550441632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7295723592" calcext:value-type="float">
            <text:p>-11.438729572359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8565519591951" calcext:value-type="float">
            <text:p>-0.46856551959195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3826687378" calcext:value-type="float">
            <text:p>-11.450382668737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27289944168" calcext:value-type="float">
            <text:p>-10.952728994416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1426461895491" calcext:value-type="float">
            <text:p>88.142646189549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55387247127" calcext:value-type="float">
            <text:p>-10.975538724712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583260921338" calcext:value-type="float">
            <text:p>-1.7258326092133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6052324615" calcext:value-type="float">
            <text:p>-11.438605232461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69258862975174" calcext:value-type="float">
            <text:p>-0.46925886297517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2613630721" calcext:value-type="float">
            <text:p>-11.450261363072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25253219366" calcext:value-type="float">
            <text:p>-10.952525321936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1170005912905" calcext:value-type="float">
            <text:p>88.117000591290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53357414124" calcext:value-type="float">
            <text:p>-10.975335741412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710334585572" calcext:value-type="float">
            <text:p>-1.7271033458557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4810691676" calcext:value-type="float">
            <text:p>-11.438481069167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0090657098398" calcext:value-type="float">
            <text:p>-0.47009065709839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1363772271" calcext:value-type="float">
            <text:p>-11.450136377227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232201857" calcext:value-type="float">
            <text:p>-10.9523220185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1199570172066" calcext:value-type="float">
            <text:p>88.119957017206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51404399684" calcext:value-type="float">
            <text:p>-10.975140439968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841136734055" calcext:value-type="float">
            <text:p>-1.7284113673405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3569173085" calcext:value-type="float">
            <text:p>-11.438356917308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0740814763837" calcext:value-type="float">
            <text:p>-0.47074081476383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500159292624" calcext:value-type="float">
            <text:p>-11.450015929262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21184125923" calcext:value-type="float">
            <text:p>-10.952118412592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122940933517" calcext:value-type="float">
            <text:p>88.12294093351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49454244746" calcext:value-type="float">
            <text:p>-10.974945424474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2972061602231" calcext:value-type="float">
            <text:p>-1.7297206160223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2322206591" calcext:value-type="float">
            <text:p>-11.438232220659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1577555356838" calcext:value-type="float">
            <text:p>-0.47157755535683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8910286275" calcext:value-type="float">
            <text:p>-11.449891028627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19152132743" calcext:value-type="float">
            <text:p>-10.951915213274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986607732246" calcext:value-type="float">
            <text:p>88.098660773224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47429108765" calcext:value-type="float">
            <text:p>-10.974742910876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099226764722" calcext:value-type="float">
            <text:p>-1.7309922676472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81079927734" calcext:value-type="float">
            <text:p>-11.438107992773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2297162866722" calcext:value-type="float">
            <text:p>-0.47229716286672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7685304389" calcext:value-type="float">
            <text:p>-11.449768530438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17117410004" calcext:value-type="float">
            <text:p>-10.951711741000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989215569015" calcext:value-type="float">
            <text:p>88.098921556901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45470349477" calcext:value-type="float">
            <text:p>-10.974547034947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229724011724" calcext:value-type="float">
            <text:p>-1.7322972401172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9838468971" calcext:value-type="float">
            <text:p>-11.437983846897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3109969812835" calcext:value-type="float">
            <text:p>-0.47310996981283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644491927" calcext:value-type="float">
            <text:p>-11.44964449192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15086145624" calcext:value-type="float">
            <text:p>-10.951508614562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945512091799" calcext:value-type="float">
            <text:p>88.094551209179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43493719962" calcext:value-type="float">
            <text:p>-10.974349371996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358908534973" calcext:value-type="float">
            <text:p>-1.733589085349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8591970467" calcext:value-type="float">
            <text:p>-11.437859197046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3820235820072" calcext:value-type="float">
            <text:p>-0.47382023582007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5221657893" calcext:value-type="float">
            <text:p>-11.449522165789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13048471283" calcext:value-type="float">
            <text:p>-10.951304847128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666533544517" calcext:value-type="float">
            <text:p>88.066653354451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41456253263" calcext:value-type="float">
            <text:p>-10.974145625326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484895269266" calcext:value-type="float">
            <text:p>-1.7348489526926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7353203306" calcext:value-type="float">
            <text:p>-11.437735320330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4395192453112" calcext:value-type="float">
            <text:p>-0.47439519245311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4039263776" calcext:value-type="float">
            <text:p>-11.449403926377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11002899542" calcext:value-type="float">
            <text:p>-10.951100289954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384573390795" calcext:value-type="float">
            <text:p>88.038457339079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39417155373" calcext:value-type="float">
            <text:p>-10.97394171553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611487422007" calcext:value-type="float">
            <text:p>-1.7361148742200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6112729241" calcext:value-type="float">
            <text:p>-11.437611272924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5129749660605" calcext:value-type="float">
            <text:p>-0.47512974966060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2816962592" calcext:value-type="float">
            <text:p>-11.449281696259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08968515175" calcext:value-type="float">
            <text:p>-10.950896851517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231842192315" calcext:value-type="float">
            <text:p>88.023184219231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37414172829" calcext:value-type="float">
            <text:p>-10.973741417282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739413092544" calcext:value-type="float">
            <text:p>-1.7373941309254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4866687703" calcext:value-type="float">
            <text:p>-11.437486668770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5853859728409" calcext:value-type="float">
            <text:p>-0.47585385972840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1590063951" calcext:value-type="float">
            <text:p>-11.449159006395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06929202953" calcext:value-type="float">
            <text:p>-10.950692920295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070251781673" calcext:value-type="float">
            <text:p>88.00702517816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35405208792" calcext:value-type="float">
            <text:p>-10.973540520879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866844704995" calcext:value-type="float">
            <text:p>-1.7386684470499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3623143549" calcext:value-type="float">
            <text:p>-11.437362314354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644211583147" calcext:value-type="float">
            <text:p>-0.4764421158314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90398789681" calcext:value-type="float">
            <text:p>-11.449039878968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04885548121" calcext:value-type="float">
            <text:p>-10.950488554812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8.0034318556781" calcext:value-type="float">
            <text:p>88.003431855678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33435990439" calcext:value-type="float">
            <text:p>-10.973343599043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3996275018207" calcext:value-type="float">
            <text:p>-1.7399627501820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2378322459" calcext:value-type="float">
            <text:p>-11.437237832245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7464198649433" calcext:value-type="float">
            <text:p>-0.47746419864943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89103940842" calcext:value-type="float">
            <text:p>-11.448910394084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02863822299" calcext:value-type="float">
            <text:p>-10.950286382229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7.9975140862541" calcext:value-type="float">
            <text:p>87.997514086254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31457444037" calcext:value-type="float">
            <text:p>-10.973145744403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4125100051841" calcext:value-type="float">
            <text:p>-1.7412510005184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71134271392" calcext:value-type="float">
            <text:p>-11.437113427139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8051360859163" calcext:value-type="float">
            <text:p>-0.47805136085916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87912865204" calcext:value-type="float">
            <text:p>-11.448791286520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500818478151" calcext:value-type="float">
            <text:p>-10.950081847815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7.9619156324198" calcext:value-type="float">
            <text:p>87.961915632419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0.9729393215756" calcext:value-type="float">
            <text:p>-10.972939321575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.74249859742808" calcext:value-type="float">
            <text:p>-1.7424985974280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369894982413" calcext:value-type="float">
            <text:p>-11.436989498241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478524980410295" calcext:value-type="float">
            <text:p>-0.47852498041029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11.4486751001682" calcext:value-type="float">
            <text:p>-11.448675100168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5317719176663" calcext:value-type="float">
            <text:p>-1.2531771917666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97502300701" calcext:value-type="float">
            <text:p>-11.439750230070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17860109203988" calcext:value-type="float">
            <text:p>-0.61786010920398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8720814205" calcext:value-type="float">
            <text:p>-11.444872081420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9670709895" calcext:value-type="float">
            <text:p>-10.95967070989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1610300164815" calcext:value-type="float">
            <text:p>71.161030016481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92935442215" calcext:value-type="float">
            <text:p>-10.969293544221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5530335367361" calcext:value-type="float">
            <text:p>-1.2553033536736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96253247876" calcext:value-type="float">
            <text:p>-11.439625324787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186287383965" calcext:value-type="float">
            <text:p>-0.618628738396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74881064" calcext:value-type="float">
            <text:p>-11.4447488106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94687829411" calcext:value-type="float">
            <text:p>-10.959468782941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1502230266416" calcext:value-type="float">
            <text:p>71.150223026641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90925480313" calcext:value-type="float">
            <text:p>-10.969092548031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572317953474" calcext:value-type="float">
            <text:p>-1.257231795347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95019830478" calcext:value-type="float">
            <text:p>-11.439501983047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19355175327001" calcext:value-type="float">
            <text:p>-0.61935517532700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6263255037" calcext:value-type="float">
            <text:p>-11.444626325503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92654716082" calcext:value-type="float">
            <text:p>-10.959265471608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1386521712549" calcext:value-type="float">
            <text:p>71.138652171254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88909815703" calcext:value-type="float">
            <text:p>-10.968890981570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5911573139313" calcext:value-type="float">
            <text:p>-1.2591157313931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93782413156" calcext:value-type="float">
            <text:p>-11.439378241315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0085684333045" calcext:value-type="float">
            <text:p>-0.62008568433304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5037526514" calcext:value-type="float">
            <text:p>-11.444503752651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90599280648" calcext:value-type="float">
            <text:p>-10.959059928064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1258674563755" calcext:value-type="float">
            <text:p>71.125867456375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86891755878" calcext:value-type="float">
            <text:p>-10.968689175587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611071874777" calcext:value-type="float">
            <text:p>-1.261107187477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9254109358" calcext:value-type="float">
            <text:p>-11.43925410935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0828378095049" calcext:value-type="float">
            <text:p>-0.62082837809504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3805292611" calcext:value-type="float">
            <text:p>-11.444380529261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88598596842" calcext:value-type="float">
            <text:p>-10.958859859684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1156329356667" calcext:value-type="float">
            <text:p>71.115632935666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84880239515" calcext:value-type="float">
            <text:p>-10.968488023951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6303603749395" calcext:value-type="float">
            <text:p>-1.2630360374939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91303921337" calcext:value-type="float">
            <text:p>-11.439130392133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1572648200571" calcext:value-type="float">
            <text:p>-0.62157264820057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2575216613" calcext:value-type="float">
            <text:p>-11.444257521661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86553132177" calcext:value-type="float">
            <text:p>-10.958655313217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103932687596" calcext:value-type="float">
            <text:p>71.10393268759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82866973799" calcext:value-type="float">
            <text:p>-10.968286697379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6490900057393" calcext:value-type="float">
            <text:p>-1.2649090005739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90068557198" calcext:value-type="float">
            <text:p>-11.439006855719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2313175618431" calcext:value-type="float">
            <text:p>-0.62231317561843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1347712918" calcext:value-type="float">
            <text:p>-11.444134771291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84547838168" calcext:value-type="float">
            <text:p>-10.958454783816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95142631199" calcext:value-type="float">
            <text:p>71.09514263119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80859305824" calcext:value-type="float">
            <text:p>-10.968085930582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6708972711277" calcext:value-type="float">
            <text:p>-1.2670897271127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8818512641" calcext:value-type="float">
            <text:p>-11.438881851264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3077930118758" calcext:value-type="float">
            <text:p>-0.62307793011875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40114313642" calcext:value-type="float">
            <text:p>-11.444011431364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82511721514" calcext:value-type="float">
            <text:p>-10.958251172151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825768082512" calcext:value-type="float">
            <text:p>71.082576808251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78840977322" calcext:value-type="float">
            <text:p>-10.967884097732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6886279367726" calcext:value-type="float">
            <text:p>-1.2688627936772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7584634846" calcext:value-type="float">
            <text:p>-11.438758463484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3798439260225" calcext:value-type="float">
            <text:p>-0.62379843926022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8884143925" calcext:value-type="float">
            <text:p>-11.443888414392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80474871596" calcext:value-type="float">
            <text:p>-10.958047487159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702159093903" calcext:value-type="float">
            <text:p>71.070215909390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76828452366" calcext:value-type="float">
            <text:p>-10.967682845236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7073814083311" calcext:value-type="float">
            <text:p>-1.2707381408331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6350527164" calcext:value-type="float">
            <text:p>-11.438635052716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4527842380314" calcext:value-type="float">
            <text:p>-0.62452784238031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7657264168" calcext:value-type="float">
            <text:p>-11.443765726416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78438738746" calcext:value-type="float">
            <text:p>-10.957843873874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590431299761" calcext:value-type="float">
            <text:p>71.059043129976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74806772814" calcext:value-type="float">
            <text:p>-10.967480677281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7281313127416" calcext:value-type="float">
            <text:p>-1.2728131312741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5102705104" calcext:value-type="float">
            <text:p>-11.438510270510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5287201780005" calcext:value-type="float">
            <text:p>-0.62528720178000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6422307268" calcext:value-type="float">
            <text:p>-11.443642230726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76431082634" calcext:value-type="float">
            <text:p>-10.957643108263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479732271036" calcext:value-type="float">
            <text:p>71.047973227103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72797692394" calcext:value-type="float">
            <text:p>-10.967279769239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747262675792" calcext:value-type="float">
            <text:p>-1.274726267579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386428158" calcext:value-type="float">
            <text:p>-11.43838642815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6023356568746" calcext:value-type="float">
            <text:p>-0.62602335656874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5190028492" calcext:value-type="float">
            <text:p>-11.443519002849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74406057649" calcext:value-type="float">
            <text:p>-10.957440605764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399670410192" calcext:value-type="float">
            <text:p>71.039967041019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70790856774" calcext:value-type="float">
            <text:p>-10.967079085677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7672752919366" calcext:value-type="float">
            <text:p>-1.2767275291936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2618053278" calcext:value-type="float">
            <text:p>-11.438261805327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6774232484488" calcext:value-type="float">
            <text:p>-0.62677423248448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3959995311" calcext:value-type="float">
            <text:p>-11.443395999531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72381843168" calcext:value-type="float">
            <text:p>-10.957238184316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294813367814" calcext:value-type="float">
            <text:p>71.029481336781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68783051951" calcext:value-type="float">
            <text:p>-10.966878305195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7878322997702" calcext:value-type="float">
            <text:p>-1.2787832299770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1372669863" calcext:value-type="float">
            <text:p>-11.438137266986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7518213635904" calcext:value-type="float">
            <text:p>-0.62751821363590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2728378832" calcext:value-type="float">
            <text:p>-11.443272837883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70347938261" calcext:value-type="float">
            <text:p>-10.957034793826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178634271612" calcext:value-type="float">
            <text:p>71.017863427161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66764269978" calcext:value-type="float">
            <text:p>-10.966676426997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8060779680925" calcext:value-type="float">
            <text:p>-1.2806077968092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80139164504" calcext:value-type="float">
            <text:p>-11.438013916450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824983154864" calcext:value-type="float">
            <text:p>-0.6282498315486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148928466" calcext:value-type="float">
            <text:p>-11.44314892846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68346580142" calcext:value-type="float">
            <text:p>-10.956834658014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1.0087516008731" calcext:value-type="float">
            <text:p>71.008751600873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6475796436" calcext:value-type="float">
            <text:p>-10.96647579643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8276685637033" calcext:value-type="float">
            <text:p>-1.2827668563703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78885009392" calcext:value-type="float">
            <text:p>-11.437888500939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9035079039795" calcext:value-type="float">
            <text:p>-0.62903507903979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30253994084" calcext:value-type="float">
            <text:p>-11.443025399408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66319695679" calcext:value-type="float">
            <text:p>-10.956631969567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0.9990125155918" calcext:value-type="float">
            <text:p>70.999012515591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62746253797" calcext:value-type="float">
            <text:p>-10.966274625379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8478370164236" calcext:value-type="float">
            <text:p>-1.2847837016423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776401208" calcext:value-type="float">
            <text:p>-11.4377640120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29756296169685" calcext:value-type="float">
            <text:p>-0.62975629616968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29029080161" calcext:value-type="float">
            <text:p>-11.442902908016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64268857597" calcext:value-type="float">
            <text:p>-10.956426885759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0.9850587504715" calcext:value-type="float">
            <text:p>70.985058750471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60720377484" calcext:value-type="float">
            <text:p>-10.966072037748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8653771389474" calcext:value-type="float">
            <text:p>-1.2865377138947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76409336135" calcext:value-type="float">
            <text:p>-11.437640933613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30462983433212" calcext:value-type="float">
            <text:p>-0.63046298343321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27798711035" calcext:value-type="float">
            <text:p>-11.442779871103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6222296865" calcext:value-type="float">
            <text:p>-10.95622229686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0.9733365970369" calcext:value-type="float">
            <text:p>70.973336597036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58701560361" calcext:value-type="float">
            <text:p>-10.965870156036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8845671375693" calcext:value-type="float">
            <text:p>-1.2884567137569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7516919304" calcext:value-type="float">
            <text:p>-11.43751691930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31209153628706" calcext:value-type="float">
            <text:p>-0.631209153628706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26570097232" calcext:value-type="float">
            <text:p>-11.442657009723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60189057965" calcext:value-type="float">
            <text:p>-10.956018905796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0.9628803712772" calcext:value-type="float">
            <text:p>70.962880371277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56688779622" calcext:value-type="float">
            <text:p>-10.9656688779622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904128343408" calcext:value-type="float">
            <text:p>-1.290412834340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73924240049" calcext:value-type="float">
            <text:p>-11.4373924240049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31969840245008" calcext:value-type="float">
            <text:p>-0.63196984024500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25332718811" calcext:value-type="float">
            <text:p>-11.442533271881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58177092298" calcext:value-type="float">
            <text:p>-10.955817709229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0.9523550308718" calcext:value-type="float">
            <text:p>70.9523550308718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54673236631" calcext:value-type="float">
            <text:p>-10.965467323663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9234369647465" calcext:value-type="float">
            <text:p>-1.29234369647465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72682984264" calcext:value-type="float">
            <text:p>-11.437268298426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32709992110237" calcext:value-type="float">
            <text:p>-0.63270999211023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424100291243" calcext:value-type="float">
            <text:p>-11.4424100291243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55616080434" calcext:value-type="float">
            <text:p>-10.95561608043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70.9419034180997" calcext:value-type="float">
            <text:p>70.941903418099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0.9652660029374" calcext:value-type="float">
            <text:p>-10.965266002937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.29441237326734" calcext:value-type="float">
            <text:p>-1.2944123732673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11.4371433658447" calcext:value-type="float">
            <text:p>-11.4371433658447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-0.63345863363806" calcext:value-type="float">
            <text:p>-0.6334586336380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95973048349" calcext:value-type="float">
            <text:p>-11.439597304834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3756800714701" calcext:value-type="float">
            <text:p>-0.46375680071470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12302461466" calcext:value-type="float">
            <text:p>-11.451230246146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41542690649" calcext:value-type="float">
            <text:p>-10.954154269064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2786367574307" calcext:value-type="float">
            <text:p>88.278636757430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69475960449" calcext:value-type="float">
            <text:p>-10.976947596044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1687809612516" calcext:value-type="float">
            <text:p>-1.7168780961251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94733174137" calcext:value-type="float">
            <text:p>-11.439473317413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445118233136" calcext:value-type="float">
            <text:p>-0.4644511823313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11089021111" calcext:value-type="float">
            <text:p>-11.451108902111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39509204988" calcext:value-type="float">
            <text:p>-10.953950920498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2628385637766" calcext:value-type="float">
            <text:p>88.262838563776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67473505144" calcext:value-type="float">
            <text:p>-10.976747350514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1816379535073" calcext:value-type="float">
            <text:p>-1.7181637953507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93493163289" calcext:value-type="float">
            <text:p>-11.439349316328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5083907844205" calcext:value-type="float">
            <text:p>-0.46508390784420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989121755" calcext:value-type="float">
            <text:p>-11.45098912175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37472664739" calcext:value-type="float">
            <text:p>-10.953747266473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2496312692255" calcext:value-type="float">
            <text:p>88.249631269225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65482957701" calcext:value-type="float">
            <text:p>-10.976548295770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1945567515837" calcext:value-type="float">
            <text:p>-1.7194556751583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92253685114" calcext:value-type="float">
            <text:p>-11.439225368511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5747781966187" calcext:value-type="float">
            <text:p>-0.46574778196618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8689124373" calcext:value-type="float">
            <text:p>-11.450868912437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35429320455" calcext:value-type="float">
            <text:p>-10.953542932045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217284520404" calcext:value-type="float">
            <text:p>88.21728452040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63432626183" calcext:value-type="float">
            <text:p>-10.976343262618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071224852719" calcext:value-type="float">
            <text:p>-1.7207122485271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910130807" calcext:value-type="float">
            <text:p>-11.4391013080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6528194689455" calcext:value-type="float">
            <text:p>-0.46652819468945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7453361119" calcext:value-type="float">
            <text:p>-11.450745336111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33399471056" calcext:value-type="float">
            <text:p>-10.953339947105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205170161195" calcext:value-type="float">
            <text:p>88.20517016119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61437662281" calcext:value-type="float">
            <text:p>-10.976143766228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200748042873" calcext:value-type="float">
            <text:p>-1.7220074804287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977454527" calcext:value-type="float">
            <text:p>-11.43897745452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7263239145013" calcext:value-type="float">
            <text:p>-0.46726323914501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6234509082" calcext:value-type="float">
            <text:p>-11.450623450908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31364897652" calcext:value-type="float">
            <text:p>-10.953136489765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1933004862121" calcext:value-type="float">
            <text:p>88.193300486212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59447717393" calcext:value-type="float">
            <text:p>-10.975944771739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329408613191" calcext:value-type="float">
            <text:p>-1.7232940861319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853093732" calcext:value-type="float">
            <text:p>-11.43885309373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8004804118614" calcext:value-type="float">
            <text:p>-0.46800480411861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500493767" calcext:value-type="float">
            <text:p>-11.45050049376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29331278025" calcext:value-type="float">
            <text:p>-10.952933127802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1605684339344" calcext:value-type="float">
            <text:p>88.160568433934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57397034228" calcext:value-type="float">
            <text:p>-10.975739703422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45504416324" calcext:value-type="float">
            <text:p>-1.724550441632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7295723592" calcext:value-type="float">
            <text:p>-11.438729572359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8565519591951" calcext:value-type="float">
            <text:p>-0.46856551959195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3826687378" calcext:value-type="float">
            <text:p>-11.450382668737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27289944168" calcext:value-type="float">
            <text:p>-10.952728994416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1426461895491" calcext:value-type="float">
            <text:p>88.142646189549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55387247127" calcext:value-type="float">
            <text:p>-10.975538724712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583260921338" calcext:value-type="float">
            <text:p>-1.7258326092133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6052324615" calcext:value-type="float">
            <text:p>-11.438605232461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69258862975174" calcext:value-type="float">
            <text:p>-0.46925886297517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2613630721" calcext:value-type="float">
            <text:p>-11.450261363072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25253219366" calcext:value-type="float">
            <text:p>-10.952525321936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1170005912905" calcext:value-type="float">
            <text:p>88.117000591290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53357414124" calcext:value-type="float">
            <text:p>-10.975335741412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710334585572" calcext:value-type="float">
            <text:p>-1.7271033458557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4810691676" calcext:value-type="float">
            <text:p>-11.438481069167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0090657098398" calcext:value-type="float">
            <text:p>-0.47009065709839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1363772271" calcext:value-type="float">
            <text:p>-11.450136377227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232201857" calcext:value-type="float">
            <text:p>-10.9523220185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1199570172066" calcext:value-type="float">
            <text:p>88.119957017206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51404399684" calcext:value-type="float">
            <text:p>-10.975140439968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841136734055" calcext:value-type="float">
            <text:p>-1.7284113673405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3569173085" calcext:value-type="float">
            <text:p>-11.438356917308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0740814763837" calcext:value-type="float">
            <text:p>-0.47074081476383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500159292624" calcext:value-type="float">
            <text:p>-11.450015929262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21184125923" calcext:value-type="float">
            <text:p>-10.952118412592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122940933517" calcext:value-type="float">
            <text:p>88.12294093351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49454244746" calcext:value-type="float">
            <text:p>-10.974945424474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2972061602231" calcext:value-type="float">
            <text:p>-1.7297206160223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2322206591" calcext:value-type="float">
            <text:p>-11.438232220659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1577555356838" calcext:value-type="float">
            <text:p>-0.47157755535683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8910286275" calcext:value-type="float">
            <text:p>-11.449891028627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19152132743" calcext:value-type="float">
            <text:p>-10.951915213274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986607732246" calcext:value-type="float">
            <text:p>88.098660773224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47429108765" calcext:value-type="float">
            <text:p>-10.974742910876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099226764722" calcext:value-type="float">
            <text:p>-1.7309922676472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81079927734" calcext:value-type="float">
            <text:p>-11.438107992773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2297162866722" calcext:value-type="float">
            <text:p>-0.47229716286672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7685304389" calcext:value-type="float">
            <text:p>-11.449768530438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17117410004" calcext:value-type="float">
            <text:p>-10.951711741000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989215569015" calcext:value-type="float">
            <text:p>88.098921556901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45470349477" calcext:value-type="float">
            <text:p>-10.974547034947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229724011724" calcext:value-type="float">
            <text:p>-1.7322972401172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9838468971" calcext:value-type="float">
            <text:p>-11.437983846897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3109969812835" calcext:value-type="float">
            <text:p>-0.47310996981283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644491927" calcext:value-type="float">
            <text:p>-11.44964449192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15086145624" calcext:value-type="float">
            <text:p>-10.951508614562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945512091799" calcext:value-type="float">
            <text:p>88.094551209179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43493719962" calcext:value-type="float">
            <text:p>-10.974349371996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358908534973" calcext:value-type="float">
            <text:p>-1.7335890853497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8591970467" calcext:value-type="float">
            <text:p>-11.437859197046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3820235820072" calcext:value-type="float">
            <text:p>-0.47382023582007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5221657893" calcext:value-type="float">
            <text:p>-11.449522165789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13048471283" calcext:value-type="float">
            <text:p>-10.951304847128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666533544517" calcext:value-type="float">
            <text:p>88.066653354451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41456253263" calcext:value-type="float">
            <text:p>-10.974145625326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484895269266" calcext:value-type="float">
            <text:p>-1.7348489526926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7353203306" calcext:value-type="float">
            <text:p>-11.437735320330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4395192453112" calcext:value-type="float">
            <text:p>-0.47439519245311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4039263776" calcext:value-type="float">
            <text:p>-11.449403926377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11002899542" calcext:value-type="float">
            <text:p>-10.951100289954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384573390795" calcext:value-type="float">
            <text:p>88.038457339079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39417155373" calcext:value-type="float">
            <text:p>-10.973941715537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611487422007" calcext:value-type="float">
            <text:p>-1.7361148742200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6112729241" calcext:value-type="float">
            <text:p>-11.437611272924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5129749660605" calcext:value-type="float">
            <text:p>-0.47512974966060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2816962592" calcext:value-type="float">
            <text:p>-11.449281696259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08968515175" calcext:value-type="float">
            <text:p>-10.950896851517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231842192315" calcext:value-type="float">
            <text:p>88.023184219231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37414172829" calcext:value-type="float">
            <text:p>-10.973741417282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739413092544" calcext:value-type="float">
            <text:p>-1.7373941309254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4866687703" calcext:value-type="float">
            <text:p>-11.437486668770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5853859728409" calcext:value-type="float">
            <text:p>-0.47585385972840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1590063951" calcext:value-type="float">
            <text:p>-11.449159006395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06929202953" calcext:value-type="float">
            <text:p>-10.950692920295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070251781673" calcext:value-type="float">
            <text:p>88.007025178167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35405208792" calcext:value-type="float">
            <text:p>-10.973540520879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866844704995" calcext:value-type="float">
            <text:p>-1.7386684470499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3623143549" calcext:value-type="float">
            <text:p>-11.437362314354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644211583147" calcext:value-type="float">
            <text:p>-0.4764421158314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90398789681" calcext:value-type="float">
            <text:p>-11.449039878968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04885548121" calcext:value-type="float">
            <text:p>-10.950488554812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8.0034318556781" calcext:value-type="float">
            <text:p>88.003431855678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33435990439" calcext:value-type="float">
            <text:p>-10.973343599043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3996275018207" calcext:value-type="float">
            <text:p>-1.7399627501820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2378322459" calcext:value-type="float">
            <text:p>-11.437237832245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7464198649433" calcext:value-type="float">
            <text:p>-0.47746419864943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89103940842" calcext:value-type="float">
            <text:p>-11.448910394084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02863822299" calcext:value-type="float">
            <text:p>-10.950286382229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7.9975140862541" calcext:value-type="float">
            <text:p>87.997514086254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31457444037" calcext:value-type="float">
            <text:p>-10.9731457444037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4125100051841" calcext:value-type="float">
            <text:p>-1.7412510005184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71134271392" calcext:value-type="float">
            <text:p>-11.4371134271392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8051360859163" calcext:value-type="float">
            <text:p>-0.47805136085916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87912865204" calcext:value-type="float">
            <text:p>-11.448791286520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500818478151" calcext:value-type="float">
            <text:p>-10.9500818478151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87.9619156324198" calcext:value-type="float">
            <text:p>87.961915632419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0.9729393215756" calcext:value-type="float">
            <text:p>-10.9729393215756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.74249859742808" calcext:value-type="float">
            <text:p>-1.74249859742808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369894982413" calcext:value-type="float">
            <text:p>-11.4369894982413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0.478524980410295" calcext:value-type="float">
            <text:p>-0.478524980410295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-11.4486751001682" calcext:value-type="float">
            <text:p>-11.448675100168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257466608185" calcext:value-type="float">
            <text:p>65.925746660818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6513970704" calcext:value-type="float">
            <text:p>-10.964651397070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223283273789" calcext:value-type="float">
            <text:p>65.922328327378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5936328024" calcext:value-type="float">
            <text:p>-10.964593632802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198674463014" calcext:value-type="float">
            <text:p>65.919867446301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5359009642" calcext:value-type="float">
            <text:p>-10.964535900964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167333265305" calcext:value-type="float">
            <text:p>65.916733326530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4786457275" calcext:value-type="float">
            <text:p>-10.964478645727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138676706286" calcext:value-type="float">
            <text:p>65.913867670628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4208870587" calcext:value-type="float">
            <text:p>-10.964420887058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110114801311" calcext:value-type="float">
            <text:p>65.911011480131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3628845923" calcext:value-type="float">
            <text:p>-10.964362884592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082573766079" calcext:value-type="float">
            <text:p>65.908257376607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305328659" calcext:value-type="float">
            <text:p>-10.96430532865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055042728215" calcext:value-type="float">
            <text:p>65.905504272821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2478434807" calcext:value-type="float">
            <text:p>-10.964247843480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65.9027382091083" calcext:value-type="float">
            <text:p>65.902738209108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41900147227" calcext:value-type="float">
            <text:p>-10.964190014722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92654716082" calcext:value-type="float">
            <text:p>-10.959265471608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1386521712549" calcext:value-type="float">
            <text:p>71.138652171254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88909815703" calcext:value-type="float">
            <text:p>-10.968890981570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5911573139313" calcext:value-type="float">
            <text:p>-1.2591157313931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93782413156" calcext:value-type="float">
            <text:p>-11.439378241315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0085684333045" calcext:value-type="float">
            <text:p>-0.62008568433304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45037526514" calcext:value-type="float">
            <text:p>-11.444503752651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90599280648" calcext:value-type="float">
            <text:p>-10.959059928064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1258674563755" calcext:value-type="float">
            <text:p>71.125867456375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86891755878" calcext:value-type="float">
            <text:p>-10.968689175587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611071874777" calcext:value-type="float">
            <text:p>-1.261107187477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9254109358" calcext:value-type="float">
            <text:p>-11.43925410935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0828378095049" calcext:value-type="float">
            <text:p>-0.62082837809504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43805292611" calcext:value-type="float">
            <text:p>-11.444380529261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88598596842" calcext:value-type="float">
            <text:p>-10.958859859684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1156329356667" calcext:value-type="float">
            <text:p>71.115632935666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84880239515" calcext:value-type="float">
            <text:p>-10.968488023951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6303603749395" calcext:value-type="float">
            <text:p>-1.2630360374939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91303921337" calcext:value-type="float">
            <text:p>-11.439130392133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1572648200571" calcext:value-type="float">
            <text:p>-0.62157264820057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42575216613" calcext:value-type="float">
            <text:p>-11.444257521661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86553132177" calcext:value-type="float">
            <text:p>-10.958655313217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103932687596" calcext:value-type="float">
            <text:p>71.10393268759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82866973799" calcext:value-type="float">
            <text:p>-10.968286697379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6490900057393" calcext:value-type="float">
            <text:p>-1.2649090005739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90068557198" calcext:value-type="float">
            <text:p>-11.439006855719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2313175618431" calcext:value-type="float">
            <text:p>-0.62231317561843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41347712918" calcext:value-type="float">
            <text:p>-11.444134771291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84547838168" calcext:value-type="float">
            <text:p>-10.958454783816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95142631199" calcext:value-type="float">
            <text:p>71.09514263119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80859305824" calcext:value-type="float">
            <text:p>-10.968085930582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6708972711277" calcext:value-type="float">
            <text:p>-1.2670897271127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8818512641" calcext:value-type="float">
            <text:p>-11.438881851264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3077930118758" calcext:value-type="float">
            <text:p>-0.62307793011875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40114313642" calcext:value-type="float">
            <text:p>-11.444011431364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82511721514" calcext:value-type="float">
            <text:p>-10.958251172151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825768082512" calcext:value-type="float">
            <text:p>71.082576808251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78840977322" calcext:value-type="float">
            <text:p>-10.967884097732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6886279367726" calcext:value-type="float">
            <text:p>-1.2688627936772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7584634846" calcext:value-type="float">
            <text:p>-11.438758463484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3798439260225" calcext:value-type="float">
            <text:p>-0.62379843926022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8884143925" calcext:value-type="float">
            <text:p>-11.443888414392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80474871596" calcext:value-type="float">
            <text:p>-10.958047487159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702159093903" calcext:value-type="float">
            <text:p>71.070215909390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76828452366" calcext:value-type="float">
            <text:p>-10.967682845236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7073814083311" calcext:value-type="float">
            <text:p>-1.2707381408331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6350527164" calcext:value-type="float">
            <text:p>-11.438635052716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4527842380314" calcext:value-type="float">
            <text:p>-0.62452784238031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7657264168" calcext:value-type="float">
            <text:p>-11.443765726416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78438738746" calcext:value-type="float">
            <text:p>-10.957843873874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590431299761" calcext:value-type="float">
            <text:p>71.059043129976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74806772814" calcext:value-type="float">
            <text:p>-10.967480677281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7281313127416" calcext:value-type="float">
            <text:p>-1.2728131312741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5102705104" calcext:value-type="float">
            <text:p>-11.438510270510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5287201780005" calcext:value-type="float">
            <text:p>-0.62528720178000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6422307268" calcext:value-type="float">
            <text:p>-11.443642230726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76431082634" calcext:value-type="float">
            <text:p>-10.957643108263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479732271036" calcext:value-type="float">
            <text:p>71.047973227103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72797692394" calcext:value-type="float">
            <text:p>-10.967279769239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747262675792" calcext:value-type="float">
            <text:p>-1.274726267579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386428158" calcext:value-type="float">
            <text:p>-11.43838642815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6023356568746" calcext:value-type="float">
            <text:p>-0.62602335656874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5190028492" calcext:value-type="float">
            <text:p>-11.443519002849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74406057649" calcext:value-type="float">
            <text:p>-10.957440605764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399670410192" calcext:value-type="float">
            <text:p>71.039967041019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70790856774" calcext:value-type="float">
            <text:p>-10.967079085677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7672752919366" calcext:value-type="float">
            <text:p>-1.2767275291936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2618053278" calcext:value-type="float">
            <text:p>-11.438261805327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6774232484488" calcext:value-type="float">
            <text:p>-0.62677423248448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3959995311" calcext:value-type="float">
            <text:p>-11.443395999531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72381843168" calcext:value-type="float">
            <text:p>-10.957238184316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294813367814" calcext:value-type="float">
            <text:p>71.029481336781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68783051951" calcext:value-type="float">
            <text:p>-10.966878305195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7878322997702" calcext:value-type="float">
            <text:p>-1.2787832299770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1372669863" calcext:value-type="float">
            <text:p>-11.438137266986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7518213635904" calcext:value-type="float">
            <text:p>-0.62751821363590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2728378832" calcext:value-type="float">
            <text:p>-11.443272837883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70347938261" calcext:value-type="float">
            <text:p>-10.957034793826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178634271612" calcext:value-type="float">
            <text:p>71.017863427161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66764269978" calcext:value-type="float">
            <text:p>-10.966676426997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8060779680925" calcext:value-type="float">
            <text:p>-1.2806077968092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80139164504" calcext:value-type="float">
            <text:p>-11.438013916450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824983154864" calcext:value-type="float">
            <text:p>-0.6282498315486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148928466" calcext:value-type="float">
            <text:p>-11.44314892846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68346580142" calcext:value-type="float">
            <text:p>-10.956834658014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1.0087516008731" calcext:value-type="float">
            <text:p>71.008751600873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6475796436" calcext:value-type="float">
            <text:p>-10.96647579643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8276685637033" calcext:value-type="float">
            <text:p>-1.2827668563703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78885009392" calcext:value-type="float">
            <text:p>-11.437888500939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9035079039795" calcext:value-type="float">
            <text:p>-0.62903507903979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30253994084" calcext:value-type="float">
            <text:p>-11.443025399408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66319695679" calcext:value-type="float">
            <text:p>-10.956631969567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0.9990125155918" calcext:value-type="float">
            <text:p>70.999012515591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62746253797" calcext:value-type="float">
            <text:p>-10.966274625379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8478370164236" calcext:value-type="float">
            <text:p>-1.2847837016423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776401208" calcext:value-type="float">
            <text:p>-11.4377640120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29756296169685" calcext:value-type="float">
            <text:p>-0.62975629616968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29029080161" calcext:value-type="float">
            <text:p>-11.442902908016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64268857597" calcext:value-type="float">
            <text:p>-10.956426885759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0.9850587504715" calcext:value-type="float">
            <text:p>70.985058750471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60720377484" calcext:value-type="float">
            <text:p>-10.966072037748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8653771389474" calcext:value-type="float">
            <text:p>-1.2865377138947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76409336135" calcext:value-type="float">
            <text:p>-11.437640933613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30462983433212" calcext:value-type="float">
            <text:p>-0.63046298343321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27798711035" calcext:value-type="float">
            <text:p>-11.442779871103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6222296865" calcext:value-type="float">
            <text:p>-10.95622229686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0.9733365970369" calcext:value-type="float">
            <text:p>70.973336597036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58701560361" calcext:value-type="float">
            <text:p>-10.965870156036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8845671375693" calcext:value-type="float">
            <text:p>-1.2884567137569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7516919304" calcext:value-type="float">
            <text:p>-11.43751691930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31209153628706" calcext:value-type="float">
            <text:p>-0.631209153628706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26570097232" calcext:value-type="float">
            <text:p>-11.442657009723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60189057965" calcext:value-type="float">
            <text:p>-10.956018905796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0.9628803712772" calcext:value-type="float">
            <text:p>70.962880371277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56688779622" calcext:value-type="float">
            <text:p>-10.9656688779622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904128343408" calcext:value-type="float">
            <text:p>-1.290412834340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73924240049" calcext:value-type="float">
            <text:p>-11.4373924240049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31969840245008" calcext:value-type="float">
            <text:p>-0.63196984024500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25332718811" calcext:value-type="float">
            <text:p>-11.442533271881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58177092298" calcext:value-type="float">
            <text:p>-10.955817709229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0.9523550308718" calcext:value-type="float">
            <text:p>70.9523550308718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54673236631" calcext:value-type="float">
            <text:p>-10.9654673236631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9234369647465" calcext:value-type="float">
            <text:p>-1.29234369647465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72682984264" calcext:value-type="float">
            <text:p>-11.437268298426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32709992110237" calcext:value-type="float">
            <text:p>-0.63270999211023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424100291243" calcext:value-type="float">
            <text:p>-11.4424100291243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55616080434" calcext:value-type="float">
            <text:p>-10.95561608043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70.9419034180997" calcext:value-type="float">
            <text:p>70.941903418099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0.9652660029374" calcext:value-type="float">
            <text:p>-10.965266002937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.29441237326734" calcext:value-type="float">
            <text:p>-1.2944123732673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11.4371433658447" calcext:value-type="float">
            <text:p>-11.437143365844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-0.63345863363806" calcext:value-type="float">
            <text:p>-0.6334586336380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449796886012" calcext:value-type="float">
            <text:p>64.044979688601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31688439262" calcext:value-type="float">
            <text:p>-10.963168843926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424634669785" calcext:value-type="float">
            <text:p>64.042463466978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31110808343" calcext:value-type="float">
            <text:p>-10.963111080834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397428703569" calcext:value-type="float">
            <text:p>64.039742870356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30538512114" calcext:value-type="float">
            <text:p>-10.963053851211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370473164512" calcext:value-type="float">
            <text:p>64.037047316451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9963174766" calcext:value-type="float">
            <text:p>-10.962996317476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345908202498" calcext:value-type="float">
            <text:p>64.034590820249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9382474566" calcext:value-type="float">
            <text:p>-10.962938247456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318064857918" calcext:value-type="float">
            <text:p>64.031806485791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8805608212" calcext:value-type="float">
            <text:p>-10.962880560821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291667956981" calcext:value-type="float">
            <text:p>64.029166795698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8231732047" calcext:value-type="float">
            <text:p>-10.962823173204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263198650322" calcext:value-type="float">
            <text:p>64.026319865032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7653345072" calcext:value-type="float">
            <text:p>-10.962765334507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238528122774" calcext:value-type="float">
            <text:p>64.023852812277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7075780265" calcext:value-type="float">
            <text:p>-10.962707578026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207957674151" calcext:value-type="float">
            <text:p>64.020795767415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6498219853" calcext:value-type="float">
            <text:p>-10.962649821985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181190704088" calcext:value-type="float">
            <text:p>64.018119070408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5920907964" calcext:value-type="float">
            <text:p>-10.962592090796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152964084166" calcext:value-type="float">
            <text:p>64.015296408416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5341954792" calcext:value-type="float">
            <text:p>-10.962534195479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125795172335" calcext:value-type="float">
            <text:p>64.012579517233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4766360143" calcext:value-type="float">
            <text:p>-10.962476636014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101850316284" calcext:value-type="float">
            <text:p>64.010185031628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4188861141" calcext:value-type="float">
            <text:p>-10.962418886114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070101476484" calcext:value-type="float">
            <text:p>64.007010147648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3611297295" calcext:value-type="float">
            <text:p>-10.962361129729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0416247238" calcext:value-type="float">
            <text:p>64.0041624723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3035308115" calcext:value-type="float">
            <text:p>-10.962303530811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4.0018532015351" calcext:value-type="float">
            <text:p>64.001853201535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2457925773" calcext:value-type="float">
            <text:p>-10.962245792577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988016644927" calcext:value-type="float">
            <text:p>63.998801664492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1878927001" calcext:value-type="float">
            <text:p>-10.962187892700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962387456931" calcext:value-type="float">
            <text:p>63.996238745693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1302545733" calcext:value-type="float">
            <text:p>-10.962130254573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938940644355" calcext:value-type="float">
            <text:p>63.993894064435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072722467" calcext:value-type="float">
            <text:p>-10.96207272246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906945501666" calcext:value-type="float">
            <text:p>63.990694550166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20150617032" calcext:value-type="float">
            <text:p>-10.962015061703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873681130557" calcext:value-type="float">
            <text:p>63.987368113055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9569571047" calcext:value-type="float">
            <text:p>-10.961956957104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855826989724" calcext:value-type="float">
            <text:p>63.985582698972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8993293911" calcext:value-type="float">
            <text:p>-10.961899329391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822969915457" calcext:value-type="float">
            <text:p>63.982296991545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8415124965" calcext:value-type="float">
            <text:p>-10.961841512496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795591210216" calcext:value-type="float">
            <text:p>63.979559121021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7839816485" calcext:value-type="float">
            <text:p>-10.961783981648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774585060732" calcext:value-type="float">
            <text:p>63.977458506073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7261182139" calcext:value-type="float">
            <text:p>-10.961726118213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744112690405" calcext:value-type="float">
            <text:p>63.974411269040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6683444885" calcext:value-type="float">
            <text:p>-10.961668344488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720015997636" calcext:value-type="float">
            <text:p>63.972001599763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6109159787" calcext:value-type="float">
            <text:p>-10.961610915978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691616848147" calcext:value-type="float">
            <text:p>63.969161684814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5533120315" calcext:value-type="float">
            <text:p>-10.961553312031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664038708549" calcext:value-type="float">
            <text:p>63.966403870854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4953670637" calcext:value-type="float">
            <text:p>-10.961495367063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636909472801" calcext:value-type="float">
            <text:p>63.963690947280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4377856932" calcext:value-type="float">
            <text:p>-10.961437785693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608042140187" calcext:value-type="float">
            <text:p>63.960804214018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3796094638" calcext:value-type="float">
            <text:p>-10.961379609463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581627830698" calcext:value-type="float">
            <text:p>63.958162783069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3220397831" calcext:value-type="float">
            <text:p>-10.961322039783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558477371132" calcext:value-type="float">
            <text:p>63.955847737113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2641042565" calcext:value-type="float">
            <text:p>-10.961264104256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531009876038" calcext:value-type="float">
            <text:p>63.953100987603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206612117" calcext:value-type="float">
            <text:p>-10.96120661211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501407261368" calcext:value-type="float">
            <text:p>63.950140726136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1488200524" calcext:value-type="float">
            <text:p>-10.961148820052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472759882311" calcext:value-type="float">
            <text:p>63.947275988231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0910016789" calcext:value-type="float">
            <text:p>-10.961091001678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444523699186" calcext:value-type="float">
            <text:p>63.944452369918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10334668624" calcext:value-type="float">
            <text:p>-10.961033466862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419574085306" calcext:value-type="float">
            <text:p>63.941957408530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9755210363" calcext:value-type="float">
            <text:p>-10.960975521036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396859047241" calcext:value-type="float">
            <text:p>63.939685904724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917940545" calcext:value-type="float">
            <text:p>-10.96091794054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363834123424" calcext:value-type="float">
            <text:p>63.936383412342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859887361" calcext:value-type="float">
            <text:p>-10.96085988736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338301648828" calcext:value-type="float">
            <text:p>63.933830164882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8021757247" calcext:value-type="float">
            <text:p>-10.960802175724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3099485658" calcext:value-type="float">
            <text:p>63.9309948565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7444679959" calcext:value-type="float">
            <text:p>-10.960744467995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285108955123" calcext:value-type="float">
            <text:p>63.928510895512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686739808" calcext:value-type="float">
            <text:p>-10.96068673980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259319897001" calcext:value-type="float">
            <text:p>63.925931989700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6289297022" calcext:value-type="float">
            <text:p>-10.960628929702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232324033264" calcext:value-type="float">
            <text:p>63.923232403326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571368057" calcext:value-type="float">
            <text:p>-10.96057136805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200256589445" calcext:value-type="float">
            <text:p>63.920025658944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5136598219" calcext:value-type="float">
            <text:p>-10.960513659821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177551604839" calcext:value-type="float">
            <text:p>63.917755160483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4558062027" calcext:value-type="float">
            <text:p>-10.960455806202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151295017763" calcext:value-type="float">
            <text:p>63.915129501776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3979286355" calcext:value-type="float">
            <text:p>-10.960397928635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125169046337" calcext:value-type="float">
            <text:p>63.912516904633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3403922243" calcext:value-type="float">
            <text:p>-10.960340392224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098976456104" calcext:value-type="float">
            <text:p>63.909897645610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2825150343" calcext:value-type="float">
            <text:p>-10.960282515034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06788700174" calcext:value-type="float">
            <text:p>63.90678870017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224287756" calcext:value-type="float">
            <text:p>-10.96022428775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041720119877" calcext:value-type="float">
            <text:p>63.904172011987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1668323244" calcext:value-type="float">
            <text:p>-10.960166832324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9016782659298" calcext:value-type="float">
            <text:p>63.901678265929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1094776382" calcext:value-type="float">
            <text:p>-10.960109477638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990964742124" calcext:value-type="float">
            <text:p>63.899096474212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60051407301" calcext:value-type="float">
            <text:p>-10.96005140730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962268614182" calcext:value-type="float">
            <text:p>63.896226861418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993735647" calcext:value-type="float">
            <text:p>-10.95999373564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934384370552" calcext:value-type="float">
            <text:p>63.893438437055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9357883321" calcext:value-type="float">
            <text:p>-10.959935788332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90691346576" calcext:value-type="float">
            <text:p>63.89069134657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8779052072" calcext:value-type="float">
            <text:p>-10.959877905207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881759381008" calcext:value-type="float">
            <text:p>63.888175938100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820221745" calcext:value-type="float">
            <text:p>-10.95982022174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853609851109" calcext:value-type="float">
            <text:p>63.885360985110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7623026337" calcext:value-type="float">
            <text:p>-10.959762302633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827843302957" calcext:value-type="float">
            <text:p>63.882784330295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7046211281" calcext:value-type="float">
            <text:p>-10.9597046211281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798300813402" calcext:value-type="float">
            <text:p>63.879830081340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6467710495" calcext:value-type="float">
            <text:p>-10.959646771049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772085283035" calcext:value-type="float">
            <text:p>63.877208528303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5892130995" calcext:value-type="float">
            <text:p>-10.959589213099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745943496678" calcext:value-type="float">
            <text:p>63.874594349667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5313591647" calcext:value-type="float">
            <text:p>-10.959531359164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715110450875" calcext:value-type="float">
            <text:p>63.871511045087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473190436" calcext:value-type="float">
            <text:p>-10.95947319043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691772781676" calcext:value-type="float">
            <text:p>63.869177278167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4161152137" calcext:value-type="float">
            <text:p>-10.959416115213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666487780579" calcext:value-type="float">
            <text:p>63.866648778057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357910976" calcext:value-type="float">
            <text:p>-10.95935791097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633888064338" calcext:value-type="float">
            <text:p>63.863388806433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29988499" calcext:value-type="float">
            <text:p>-10.95929988499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606593606746" calcext:value-type="float">
            <text:p>63.860659360674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2422718368" calcext:value-type="float">
            <text:p>-10.959242271836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579384045912" calcext:value-type="float">
            <text:p>63.857938404591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1841904707" calcext:value-type="float">
            <text:p>-10.959184190470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558136937243" calcext:value-type="float">
            <text:p>63.855813693724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1268122546" calcext:value-type="float">
            <text:p>-10.9591268122546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530426690425" calcext:value-type="float">
            <text:p>63.8530426690425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0690904907" calcext:value-type="float">
            <text:p>-10.959069090490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497594801028" calcext:value-type="float">
            <text:p>63.849759480102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90109996558" calcext:value-type="float">
            <text:p>-10.9590109996558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467423958443" calcext:value-type="float">
            <text:p>63.8467423958443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89527873957" calcext:value-type="float">
            <text:p>-10.958952787395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63.8442922685742" calcext:value-type="float">
            <text:p>63.8442922685742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-10.9588950671733" calcext:value-type="float">
            <text:p>-10.958895067173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257466608185" calcext:value-type="float">
            <text:p>65.925746660818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6513970704" calcext:value-type="float">
            <text:p>-10.964651397070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223283273789" calcext:value-type="float">
            <text:p>65.922328327378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5936328024" calcext:value-type="float">
            <text:p>-10.964593632802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198674463014" calcext:value-type="float">
            <text:p>65.919867446301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5359009642" calcext:value-type="float">
            <text:p>-10.964535900964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167333265305" calcext:value-type="float">
            <text:p>65.916733326530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4786457275" calcext:value-type="float">
            <text:p>-10.964478645727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138676706286" calcext:value-type="float">
            <text:p>65.913867670628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4208870587" calcext:value-type="float">
            <text:p>-10.964420887058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110114801311" calcext:value-type="float">
            <text:p>65.911011480131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3628845923" calcext:value-type="float">
            <text:p>-10.964362884592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082573766079" calcext:value-type="float">
            <text:p>65.908257376607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305328659" calcext:value-type="float">
            <text:p>-10.96430532865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055042728215" calcext:value-type="float">
            <text:p>65.905504272821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2478434807" calcext:value-type="float">
            <text:p>-10.964247843480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65.9027382091083" calcext:value-type="float">
            <text:p>65.902738209108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41900147227" calcext:value-type="float">
            <text:p>-10.964190014722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92654716082" calcext:value-type="float">
            <text:p>-10.959265471608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1386521712549" calcext:value-type="float">
            <text:p>71.138652171254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88909815703" calcext:value-type="float">
            <text:p>-10.968890981570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5911573139313" calcext:value-type="float">
            <text:p>-1.2591157313931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93782413156" calcext:value-type="float">
            <text:p>-11.439378241315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0085684333045" calcext:value-type="float">
            <text:p>-0.62008568433304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45037526514" calcext:value-type="float">
            <text:p>-11.444503752651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90599280648" calcext:value-type="float">
            <text:p>-10.959059928064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1258674563755" calcext:value-type="float">
            <text:p>71.125867456375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86891755878" calcext:value-type="float">
            <text:p>-10.968689175587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611071874777" calcext:value-type="float">
            <text:p>-1.261107187477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9254109358" calcext:value-type="float">
            <text:p>-11.43925410935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0828378095049" calcext:value-type="float">
            <text:p>-0.62082837809504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43805292611" calcext:value-type="float">
            <text:p>-11.444380529261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88598596842" calcext:value-type="float">
            <text:p>-10.958859859684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1156329356667" calcext:value-type="float">
            <text:p>71.115632935666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84880239515" calcext:value-type="float">
            <text:p>-10.968488023951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6303603749395" calcext:value-type="float">
            <text:p>-1.2630360374939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91303921337" calcext:value-type="float">
            <text:p>-11.439130392133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1572648200571" calcext:value-type="float">
            <text:p>-0.62157264820057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42575216613" calcext:value-type="float">
            <text:p>-11.444257521661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86553132177" calcext:value-type="float">
            <text:p>-10.958655313217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103932687596" calcext:value-type="float">
            <text:p>71.10393268759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82866973799" calcext:value-type="float">
            <text:p>-10.968286697379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6490900057393" calcext:value-type="float">
            <text:p>-1.2649090005739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90068557198" calcext:value-type="float">
            <text:p>-11.439006855719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2313175618431" calcext:value-type="float">
            <text:p>-0.62231317561843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41347712918" calcext:value-type="float">
            <text:p>-11.444134771291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84547838168" calcext:value-type="float">
            <text:p>-10.958454783816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95142631199" calcext:value-type="float">
            <text:p>71.09514263119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80859305824" calcext:value-type="float">
            <text:p>-10.968085930582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6708972711277" calcext:value-type="float">
            <text:p>-1.2670897271127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8818512641" calcext:value-type="float">
            <text:p>-11.438881851264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3077930118758" calcext:value-type="float">
            <text:p>-0.62307793011875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40114313642" calcext:value-type="float">
            <text:p>-11.444011431364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82511721514" calcext:value-type="float">
            <text:p>-10.958251172151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825768082512" calcext:value-type="float">
            <text:p>71.082576808251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78840977322" calcext:value-type="float">
            <text:p>-10.967884097732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6886279367726" calcext:value-type="float">
            <text:p>-1.2688627936772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7584634846" calcext:value-type="float">
            <text:p>-11.438758463484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3798439260225" calcext:value-type="float">
            <text:p>-0.62379843926022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8884143925" calcext:value-type="float">
            <text:p>-11.443888414392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80474871596" calcext:value-type="float">
            <text:p>-10.958047487159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702159093903" calcext:value-type="float">
            <text:p>71.070215909390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76828452366" calcext:value-type="float">
            <text:p>-10.967682845236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7073814083311" calcext:value-type="float">
            <text:p>-1.2707381408331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6350527164" calcext:value-type="float">
            <text:p>-11.438635052716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4527842380314" calcext:value-type="float">
            <text:p>-0.62452784238031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7657264168" calcext:value-type="float">
            <text:p>-11.443765726416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78438738746" calcext:value-type="float">
            <text:p>-10.957843873874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590431299761" calcext:value-type="float">
            <text:p>71.059043129976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74806772814" calcext:value-type="float">
            <text:p>-10.967480677281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7281313127416" calcext:value-type="float">
            <text:p>-1.2728131312741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5102705104" calcext:value-type="float">
            <text:p>-11.438510270510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5287201780005" calcext:value-type="float">
            <text:p>-0.62528720178000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6422307268" calcext:value-type="float">
            <text:p>-11.443642230726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76431082634" calcext:value-type="float">
            <text:p>-10.957643108263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479732271036" calcext:value-type="float">
            <text:p>71.047973227103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72797692394" calcext:value-type="float">
            <text:p>-10.967279769239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747262675792" calcext:value-type="float">
            <text:p>-1.274726267579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386428158" calcext:value-type="float">
            <text:p>-11.43838642815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6023356568746" calcext:value-type="float">
            <text:p>-0.62602335656874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5190028492" calcext:value-type="float">
            <text:p>-11.443519002849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74406057649" calcext:value-type="float">
            <text:p>-10.957440605764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399670410192" calcext:value-type="float">
            <text:p>71.039967041019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70790856774" calcext:value-type="float">
            <text:p>-10.967079085677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7672752919366" calcext:value-type="float">
            <text:p>-1.2767275291936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2618053278" calcext:value-type="float">
            <text:p>-11.438261805327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6774232484488" calcext:value-type="float">
            <text:p>-0.62677423248448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3959995311" calcext:value-type="float">
            <text:p>-11.443395999531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72381843168" calcext:value-type="float">
            <text:p>-10.957238184316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294813367814" calcext:value-type="float">
            <text:p>71.029481336781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68783051951" calcext:value-type="float">
            <text:p>-10.966878305195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7878322997702" calcext:value-type="float">
            <text:p>-1.2787832299770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1372669863" calcext:value-type="float">
            <text:p>-11.438137266986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7518213635904" calcext:value-type="float">
            <text:p>-0.62751821363590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2728378832" calcext:value-type="float">
            <text:p>-11.443272837883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70347938261" calcext:value-type="float">
            <text:p>-10.957034793826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178634271612" calcext:value-type="float">
            <text:p>71.017863427161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66764269978" calcext:value-type="float">
            <text:p>-10.966676426997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8060779680925" calcext:value-type="float">
            <text:p>-1.2806077968092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80139164504" calcext:value-type="float">
            <text:p>-11.438013916450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824983154864" calcext:value-type="float">
            <text:p>-0.6282498315486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148928466" calcext:value-type="float">
            <text:p>-11.44314892846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68346580142" calcext:value-type="float">
            <text:p>-10.956834658014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1.0087516008731" calcext:value-type="float">
            <text:p>71.008751600873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6475796436" calcext:value-type="float">
            <text:p>-10.96647579643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8276685637033" calcext:value-type="float">
            <text:p>-1.2827668563703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78885009392" calcext:value-type="float">
            <text:p>-11.437888500939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9035079039795" calcext:value-type="float">
            <text:p>-0.62903507903979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30253994084" calcext:value-type="float">
            <text:p>-11.443025399408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66319695679" calcext:value-type="float">
            <text:p>-10.956631969567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0.9990125155918" calcext:value-type="float">
            <text:p>70.999012515591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62746253797" calcext:value-type="float">
            <text:p>-10.966274625379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8478370164236" calcext:value-type="float">
            <text:p>-1.2847837016423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776401208" calcext:value-type="float">
            <text:p>-11.4377640120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29756296169685" calcext:value-type="float">
            <text:p>-0.62975629616968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29029080161" calcext:value-type="float">
            <text:p>-11.442902908016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64268857597" calcext:value-type="float">
            <text:p>-10.956426885759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0.9850587504715" calcext:value-type="float">
            <text:p>70.985058750471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60720377484" calcext:value-type="float">
            <text:p>-10.966072037748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8653771389474" calcext:value-type="float">
            <text:p>-1.2865377138947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76409336135" calcext:value-type="float">
            <text:p>-11.437640933613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30462983433212" calcext:value-type="float">
            <text:p>-0.63046298343321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27798711035" calcext:value-type="float">
            <text:p>-11.442779871103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6222296865" calcext:value-type="float">
            <text:p>-10.95622229686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0.9733365970369" calcext:value-type="float">
            <text:p>70.973336597036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58701560361" calcext:value-type="float">
            <text:p>-10.965870156036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8845671375693" calcext:value-type="float">
            <text:p>-1.2884567137569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7516919304" calcext:value-type="float">
            <text:p>-11.43751691930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31209153628706" calcext:value-type="float">
            <text:p>-0.631209153628706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26570097232" calcext:value-type="float">
            <text:p>-11.442657009723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60189057965" calcext:value-type="float">
            <text:p>-10.956018905796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0.9628803712772" calcext:value-type="float">
            <text:p>70.962880371277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56688779622" calcext:value-type="float">
            <text:p>-10.9656688779622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904128343408" calcext:value-type="float">
            <text:p>-1.290412834340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73924240049" calcext:value-type="float">
            <text:p>-11.437392424004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31969840245008" calcext:value-type="float">
            <text:p>-0.63196984024500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25332718811" calcext:value-type="float">
            <text:p>-11.442533271881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58177092298" calcext:value-type="float">
            <text:p>-10.955817709229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0.9523550308718" calcext:value-type="float">
            <text:p>70.952355030871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54673236631" calcext:value-type="float">
            <text:p>-10.9654673236631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9234369647465" calcext:value-type="float">
            <text:p>-1.2923436964746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72682984264" calcext:value-type="float">
            <text:p>-11.437268298426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32709992110237" calcext:value-type="float">
            <text:p>-0.63270999211023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424100291243" calcext:value-type="float">
            <text:p>-11.442410029124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55616080434" calcext:value-type="float">
            <text:p>-10.95561608043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70.9419034180997" calcext:value-type="float">
            <text:p>70.941903418099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0.9652660029374" calcext:value-type="float">
            <text:p>-10.965266002937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.29441237326734" calcext:value-type="float">
            <text:p>-1.2944123732673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11.4371433658447" calcext:value-type="float">
            <text:p>-11.4371433658447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-0.63345863363806" calcext:value-type="float">
            <text:p>-0.6334586336380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992723212044" calcext:value-type="float">
            <text:p>61.499272321204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7099922294" calcext:value-type="float">
            <text:p>-10.960709992229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965215567978" calcext:value-type="float">
            <text:p>61.496521556797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6523081434" calcext:value-type="float">
            <text:p>-10.960652308143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939348116704" calcext:value-type="float">
            <text:p>61.493934811670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5945351195" calcext:value-type="float">
            <text:p>-10.960594535119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911159221191" calcext:value-type="float">
            <text:p>61.491115922119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5365754776" calcext:value-type="float">
            <text:p>-10.960536575477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886908238082" calcext:value-type="float">
            <text:p>61.488690823808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4792167395" calcext:value-type="float">
            <text:p>-10.960479216739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861356352151" calcext:value-type="float">
            <text:p>61.486135635215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4212819926" calcext:value-type="float">
            <text:p>-10.960421281992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835022729763" calcext:value-type="float">
            <text:p>61.483502272976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3635600622" calcext:value-type="float">
            <text:p>-10.960363560062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808998895242" calcext:value-type="float">
            <text:p>61.480899889524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3056131984" calcext:value-type="float">
            <text:p>-10.960305613198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78103401172" calcext:value-type="float">
            <text:p>61.47810340117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2477048647" calcext:value-type="float">
            <text:p>-10.960247704864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755937539238" calcext:value-type="float">
            <text:p>61.475593753923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1901971598" calcext:value-type="float">
            <text:p>-10.960190197159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729012411239" calcext:value-type="float">
            <text:p>61.472901241123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1321088901" calcext:value-type="float">
            <text:p>-10.960132108890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705021649574" calcext:value-type="float">
            <text:p>61.470502164957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0747160024" calcext:value-type="float">
            <text:p>-10.960074716002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674382927257" calcext:value-type="float">
            <text:p>61.467438292725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600167719969" calcext:value-type="float">
            <text:p>-10.960016771996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648641640978" calcext:value-type="float">
            <text:p>61.464864164097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9588619606" calcext:value-type="float">
            <text:p>-10.959958861960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626007099926" calcext:value-type="float">
            <text:p>61.462600709992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9011833968" calcext:value-type="float">
            <text:p>-10.959901183396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597947845708" calcext:value-type="float">
            <text:p>61.459794784570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8432367433" calcext:value-type="float">
            <text:p>-10.959843236743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570197329538" calcext:value-type="float">
            <text:p>61.457019732953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7855196289" calcext:value-type="float">
            <text:p>-10.959785519628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545833570497" calcext:value-type="float">
            <text:p>61.454583357049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7276027775" calcext:value-type="float">
            <text:p>-10.959727602777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517033775867" calcext:value-type="float">
            <text:p>61.451703377586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6698785241" calcext:value-type="float">
            <text:p>-10.959669878524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493096122205" calcext:value-type="float">
            <text:p>61.449309612220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6117292652" calcext:value-type="float">
            <text:p>-10.959611729265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464741714679" calcext:value-type="float">
            <text:p>61.446474171467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5541216736" calcext:value-type="float">
            <text:p>-10.959554121673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439888341805" calcext:value-type="float">
            <text:p>61.443988834180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4967061093" calcext:value-type="float">
            <text:p>-10.959496706109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411981588315" calcext:value-type="float">
            <text:p>61.441198158831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4384348085" calcext:value-type="float">
            <text:p>-10.959438434808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386636129218" calcext:value-type="float">
            <text:p>61.438663612921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3806834217" calcext:value-type="float">
            <text:p>-10.959380683421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359008318248" calcext:value-type="float">
            <text:p>61.435900831824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3228344246" calcext:value-type="float">
            <text:p>-10.959322834424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333402891223" calcext:value-type="float">
            <text:p>61.433340289122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2648623339" calcext:value-type="float">
            <text:p>-10.959264862333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306885417349" calcext:value-type="float">
            <text:p>61.430688541734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2072489302" calcext:value-type="float">
            <text:p>-10.959207248930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282204301922" calcext:value-type="float">
            <text:p>61.428220430192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1491784451" calcext:value-type="float">
            <text:p>-10.959149178445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255271051267" calcext:value-type="float">
            <text:p>61.425527105126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0915251625" calcext:value-type="float">
            <text:p>-10.959091525162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229855717105" calcext:value-type="float">
            <text:p>61.422985571710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90338384386" calcext:value-type="float">
            <text:p>-10.959033838438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202710943218" calcext:value-type="float">
            <text:p>61.420271094321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9759444996" calcext:value-type="float">
            <text:p>-10.958975944499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174686556897" calcext:value-type="float">
            <text:p>61.417468655689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9180584198" calcext:value-type="float">
            <text:p>-10.958918058419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151638978408" calcext:value-type="float">
            <text:p>61.415163897840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8604026019" calcext:value-type="float">
            <text:p>-10.958860402601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124695489651" calcext:value-type="float">
            <text:p>61.412469548965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8023577571" calcext:value-type="float">
            <text:p>-10.958802357757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099935675317" calcext:value-type="float">
            <text:p>61.409993567531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7444056166" calcext:value-type="float">
            <text:p>-10.958744405616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068981116983" calcext:value-type="float">
            <text:p>61.406898111698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6868117673" calcext:value-type="float">
            <text:p>-10.958686811767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047278497033" calcext:value-type="float">
            <text:p>61.404727849703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628994864" calcext:value-type="float">
            <text:p>-10.95862899486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4020299594526" calcext:value-type="float">
            <text:p>61.402029959452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5708965958" calcext:value-type="float">
            <text:p>-10.958570896595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993451815757" calcext:value-type="float">
            <text:p>61.399345181575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5132272089" calcext:value-type="float">
            <text:p>-10.958513227208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967157833631" calcext:value-type="float">
            <text:p>61.396715783363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4554033861" calcext:value-type="float">
            <text:p>-10.958455403386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938930953132" calcext:value-type="float">
            <text:p>61.393893095313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3975063649" calcext:value-type="float">
            <text:p>-10.958397506364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914786174394" calcext:value-type="float">
            <text:p>61.391478617439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3397876398" calcext:value-type="float">
            <text:p>-10.958339787639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887645922058" calcext:value-type="float">
            <text:p>61.388764592205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281847331" calcext:value-type="float">
            <text:p>-10.95828184733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862952127647" calcext:value-type="float">
            <text:p>61.386295212764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2244044598" calcext:value-type="float">
            <text:p>-10.958224404459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834639170198" calcext:value-type="float">
            <text:p>61.383463917019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1661611986" calcext:value-type="float">
            <text:p>-10.958166161198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810907107307" calcext:value-type="float">
            <text:p>61.381090710730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1085036292" calcext:value-type="float">
            <text:p>-10.958108503629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78503804611" calcext:value-type="float">
            <text:p>61.37850380461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80507693148" calcext:value-type="float">
            <text:p>-10.958050769314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760681913384" calcext:value-type="float">
            <text:p>61.376068191338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9928092519" calcext:value-type="float">
            <text:p>-10.957992809251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733480487932" calcext:value-type="float">
            <text:p>61.373348048793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9349022487" calcext:value-type="float">
            <text:p>-10.957934902248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704340176381" calcext:value-type="float">
            <text:p>61.370434017638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8769195011" calcext:value-type="float">
            <text:p>-10.957876919501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6778500729" calcext:value-type="float">
            <text:p>61.3677850072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8190367525" calcext:value-type="float">
            <text:p>-10.957819036752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652339932301" calcext:value-type="float">
            <text:p>61.365233993230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7610710903" calcext:value-type="float">
            <text:p>-10.957761071090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625823091943" calcext:value-type="float">
            <text:p>61.362582309194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7033205177" calcext:value-type="float">
            <text:p>-10.957703320517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599588344706" calcext:value-type="float">
            <text:p>61.359958834470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6458164209" calcext:value-type="float">
            <text:p>-10.957645816420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574767425155" calcext:value-type="float">
            <text:p>61.357476742515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5874881407" calcext:value-type="float">
            <text:p>-10.957587488140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547235616825" calcext:value-type="float">
            <text:p>61.354723561682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529625591" calcext:value-type="float">
            <text:p>-10.95752962559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521034180045" calcext:value-type="float">
            <text:p>61.352103418004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4718668481" calcext:value-type="float">
            <text:p>-10.957471866848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495437300274" calcext:value-type="float">
            <text:p>61.349543730027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4138001084" calcext:value-type="float">
            <text:p>-10.957413800108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470793907759" calcext:value-type="float">
            <text:p>61.347079390775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3560579731" calcext:value-type="float">
            <text:p>-10.957356057973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443953367226" calcext:value-type="float">
            <text:p>61.344395336722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2981583248" calcext:value-type="float">
            <text:p>-10.957298158324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413315230559" calcext:value-type="float">
            <text:p>61.341331523055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2399473428" calcext:value-type="float">
            <text:p>-10.957239947342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388875843611" calcext:value-type="float">
            <text:p>61.338887584361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1821501933" calcext:value-type="float">
            <text:p>-10.957182150193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364013898816" calcext:value-type="float">
            <text:p>61.336401389881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1244125636" calcext:value-type="float">
            <text:p>-10.957124412563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340887330812" calcext:value-type="float">
            <text:p>61.334088733081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0668086315" calcext:value-type="float">
            <text:p>-10.957066808631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311550338179" calcext:value-type="float">
            <text:p>61.331155033817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70088364472" calcext:value-type="float">
            <text:p>-10.957008836447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284504993818" calcext:value-type="float">
            <text:p>61.328450499381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9509422444" calcext:value-type="float">
            <text:p>-10.956950942244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259781825427" calcext:value-type="float">
            <text:p>61.325978182542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8931359838" calcext:value-type="float">
            <text:p>-10.956893135983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232957532044" calcext:value-type="float">
            <text:p>61.323295753204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8351958099" calcext:value-type="float">
            <text:p>-10.956835195809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206461845944" calcext:value-type="float">
            <text:p>61.320646184594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777156808" calcext:value-type="float">
            <text:p>-10.95677715680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181289526052" calcext:value-type="float">
            <text:p>61.318128952605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7194384149" calcext:value-type="float">
            <text:p>-10.9567194384149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153930925852" calcext:value-type="float">
            <text:p>61.3153930925852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6614003616" calcext:value-type="float">
            <text:p>-10.956661400361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127444071806" calcext:value-type="float">
            <text:p>61.312744407180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603690616" calcext:value-type="float">
            <text:p>-10.956603690616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100492979448" calcext:value-type="float">
            <text:p>61.3100492979448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545586413" calcext:value-type="float">
            <text:p>-10.956545586413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0757872107" calcext:value-type="float">
            <text:p>61.30757872107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4876629765" calcext:value-type="float">
            <text:p>-10.9564876629765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61.3050366548011" calcext:value-type="float">
            <text:p>61.3050366548011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-10.9564299550197" calcext:value-type="float">
            <text:p>-10.956429955019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313128918739" calcext:value-type="float">
            <text:p>60.531312891873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6134275838" calcext:value-type="float">
            <text:p>-10.959613427583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285771185391" calcext:value-type="float">
            <text:p>60.528577118539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5557563795" calcext:value-type="float">
            <text:p>-10.959555756379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261479713107" calcext:value-type="float">
            <text:p>60.526147971310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4978489551" calcext:value-type="float">
            <text:p>-10.959497848955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235460162484" calcext:value-type="float">
            <text:p>60.523546016248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4402299592" calcext:value-type="float">
            <text:p>-10.959440229959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207690095376" calcext:value-type="float">
            <text:p>60.520769009537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3822459989" calcext:value-type="float">
            <text:p>-10.959382245998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181392073458" calcext:value-type="float">
            <text:p>60.518139207345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3242666829" calcext:value-type="float">
            <text:p>-10.959324266682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154586512793" calcext:value-type="float">
            <text:p>60.515458651279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2665544288" calcext:value-type="float">
            <text:p>-10.959266554428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129665605354" calcext:value-type="float">
            <text:p>60.512966560535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2086705608" calcext:value-type="float">
            <text:p>-10.959208670560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104958697711" calcext:value-type="float">
            <text:p>60.510495869771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1511157054" calcext:value-type="float">
            <text:p>-10.959151115705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077578914217" calcext:value-type="float">
            <text:p>60.507757891421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0931138655" calcext:value-type="float">
            <text:p>-10.959093113865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053631641514" calcext:value-type="float">
            <text:p>60.505363164151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9035200734" calcext:value-type="float">
            <text:p>-10.95903520073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5025477020491" calcext:value-type="float">
            <text:p>60.502547702049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9774128134" calcext:value-type="float">
            <text:p>-10.958977412813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998750747696" calcext:value-type="float">
            <text:p>60.499875074769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9194657247" calcext:value-type="float">
            <text:p>-10.958919465724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972166379665" calcext:value-type="float">
            <text:p>60.497216637966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861735262" calcext:value-type="float">
            <text:p>-10.95886173526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947614415787" calcext:value-type="float">
            <text:p>60.494761441578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8040698857" calcext:value-type="float">
            <text:p>-10.958804069885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921795767711" calcext:value-type="float">
            <text:p>60.492179576771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7460490745" calcext:value-type="float">
            <text:p>-10.958746049074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894554508971" calcext:value-type="float">
            <text:p>60.489455450897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6881286425" calcext:value-type="float">
            <text:p>-10.958688128642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869350690291" calcext:value-type="float">
            <text:p>60.486935069029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6304399245" calcext:value-type="float">
            <text:p>-10.958630439924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842425549472" calcext:value-type="float">
            <text:p>60.484242554947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5723812958" calcext:value-type="float">
            <text:p>-10.958572381295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817717505556" calcext:value-type="float">
            <text:p>60.481771750555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5147168952" calcext:value-type="float">
            <text:p>-10.958514716895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790336442174" calcext:value-type="float">
            <text:p>60.479033644217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4567713195" calcext:value-type="float">
            <text:p>-10.958456771319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764347834773" calcext:value-type="float">
            <text:p>60.476434783477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398823357" calcext:value-type="float">
            <text:p>-10.95839882335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737178713151" calcext:value-type="float">
            <text:p>60.473717871315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3411844469" calcext:value-type="float">
            <text:p>-10.958341184446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713455634089" calcext:value-type="float">
            <text:p>60.471345563408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2834159423" calcext:value-type="float">
            <text:p>-10.958283415942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687061004254" calcext:value-type="float">
            <text:p>60.468706100425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2254674833" calcext:value-type="float">
            <text:p>-10.958225467483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661997920807" calcext:value-type="float">
            <text:p>60.466199792080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1674867111" calcext:value-type="float">
            <text:p>-10.958167486711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63504536156" calcext:value-type="float">
            <text:p>60.46350453615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1098679374" calcext:value-type="float">
            <text:p>-10.958109867937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60929720549" calcext:value-type="float">
            <text:p>60.46092972054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80517921941" calcext:value-type="float">
            <text:p>-10.958051792194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582487179585" calcext:value-type="float">
            <text:p>60.458248717958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9938774772" calcext:value-type="float">
            <text:p>-10.957993877477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557975953157" calcext:value-type="float">
            <text:p>60.455797595315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9362277933" calcext:value-type="float">
            <text:p>-10.957936227793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531648528833" calcext:value-type="float">
            <text:p>60.453164852883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878362922" calcext:value-type="float">
            <text:p>-10.95787836292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506057669012" calcext:value-type="float">
            <text:p>60.450605766901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8203002379" calcext:value-type="float">
            <text:p>-10.957820300237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478237139116" calcext:value-type="float">
            <text:p>60.447823713911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7628200551" calcext:value-type="float">
            <text:p>-10.957762820055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45455750235" calcext:value-type="float">
            <text:p>60.44545575023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7048594245" calcext:value-type="float">
            <text:p>-10.957704859424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427310016437" calcext:value-type="float">
            <text:p>60.442731001643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6467725684" calcext:value-type="float">
            <text:p>-10.957646772568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401101606513" calcext:value-type="float">
            <text:p>60.440110160651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5888362026" calcext:value-type="float">
            <text:p>-10.957588836202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375424711663" calcext:value-type="float">
            <text:p>60.437542471166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5311844176" calcext:value-type="float">
            <text:p>-10.957531184417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349834786012" calcext:value-type="float">
            <text:p>60.434983478601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472994066" calcext:value-type="float">
            <text:p>-10.95747299406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322377178223" calcext:value-type="float">
            <text:p>60.432237717822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4155287269" calcext:value-type="float">
            <text:p>-10.957415528726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297901476678" calcext:value-type="float">
            <text:p>60.429790147667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3573532288" calcext:value-type="float">
            <text:p>-10.957357353228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269693799663" calcext:value-type="float">
            <text:p>60.426969379966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2995197823" calcext:value-type="float">
            <text:p>-10.957299519782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24609377308" calcext:value-type="float">
            <text:p>60.42460937730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2419884498" calcext:value-type="float">
            <text:p>-10.957241988449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219522094346" calcext:value-type="float">
            <text:p>60.421952209434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1836420361" calcext:value-type="float">
            <text:p>-10.957183642036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193314676258" calcext:value-type="float">
            <text:p>60.419331467625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1258936668" calcext:value-type="float">
            <text:p>-10.957125893666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166822342955" calcext:value-type="float">
            <text:p>60.416682234295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0679638104" calcext:value-type="float">
            <text:p>-10.957067963810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140343893079" calcext:value-type="float">
            <text:p>60.414034389307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70098831321" calcext:value-type="float">
            <text:p>-10.957009883132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113468743186" calcext:value-type="float">
            <text:p>60.411346874318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9519744604" calcext:value-type="float">
            <text:p>-10.956951974460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087790414726" calcext:value-type="float">
            <text:p>60.408779041472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8942575242" calcext:value-type="float">
            <text:p>-10.956894257524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061525470665" calcext:value-type="float">
            <text:p>60.406152547066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8362504295" calcext:value-type="float">
            <text:p>-10.956836250429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034150237392" calcext:value-type="float">
            <text:p>60.403415023739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7785319611" calcext:value-type="float">
            <text:p>-10.956778531961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4010902735764" calcext:value-type="float">
            <text:p>60.401090273576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7205041754" calcext:value-type="float">
            <text:p>-10.956720504175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985511291996" calcext:value-type="float">
            <text:p>60.398551129199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6623446243" calcext:value-type="float">
            <text:p>-10.956662344624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958308435676" calcext:value-type="float">
            <text:p>60.395830843567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6047717826" calcext:value-type="float">
            <text:p>-10.956604771782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931721981247" calcext:value-type="float">
            <text:p>60.393172198124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5467324222" calcext:value-type="float">
            <text:p>-10.956546732422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906079486752" calcext:value-type="float">
            <text:p>60.390607948675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4888552395" calcext:value-type="float">
            <text:p>-10.956488855239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880391329746" calcext:value-type="float">
            <text:p>60.388039132974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4309531214" calcext:value-type="float">
            <text:p>-10.956430953121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855565836751" calcext:value-type="float">
            <text:p>60.385556583675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3731271387" calcext:value-type="float">
            <text:p>-10.956373127138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828732658112" calcext:value-type="float">
            <text:p>60.382873265811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3151442179" calcext:value-type="float">
            <text:p>-10.956315144217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802142524936" calcext:value-type="float">
            <text:p>60.380214252493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2571122736" calcext:value-type="float">
            <text:p>-10.956257112273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775497571997" calcext:value-type="float">
            <text:p>60.377549757199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1996115086" calcext:value-type="float">
            <text:p>-10.956199611508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752229180695" calcext:value-type="float">
            <text:p>60.375222918069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1414520897" calcext:value-type="float">
            <text:p>-10.956141452089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72442643411" calcext:value-type="float">
            <text:p>60.37244264341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0835309613" calcext:value-type="float">
            <text:p>-10.956083530961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698717061913" calcext:value-type="float">
            <text:p>60.369871706191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60256740578" calcext:value-type="float">
            <text:p>-10.956025674057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671479818748" calcext:value-type="float">
            <text:p>60.367147981874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9676167885" calcext:value-type="float">
            <text:p>-10.955967616788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645532007664" calcext:value-type="float">
            <text:p>60.364553200766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909576855" calcext:value-type="float">
            <text:p>-10.95590957685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619306542517" calcext:value-type="float">
            <text:p>60.361930654251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8521184826" calcext:value-type="float">
            <text:p>-10.955852118482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595116526656" calcext:value-type="float">
            <text:p>60.359511652665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793918457" calcext:value-type="float">
            <text:p>-10.95579391845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568740723081" calcext:value-type="float">
            <text:p>60.356874072308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7356708894" calcext:value-type="float">
            <text:p>-10.955735670889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541533569542" calcext:value-type="float">
            <text:p>60.354153356954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6778674298" calcext:value-type="float">
            <text:p>-10.9556778674298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515836734551" calcext:value-type="float">
            <text:p>60.351583673455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6201960446" calcext:value-type="float">
            <text:p>-10.9556201960446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490673920669" calcext:value-type="float">
            <text:p>60.3490673920669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5622176125" calcext:value-type="float">
            <text:p>-10.955562217612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465778368211" calcext:value-type="float">
            <text:p>60.3465778368211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504309904" calcext:value-type="float">
            <text:p>-10.95550430990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43641021195" calcext:value-type="float">
            <text:p>60.343641021195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4460902414" calcext:value-type="float">
            <text:p>-10.955446090241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413174234934" calcext:value-type="float">
            <text:p>60.341317423493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3882632027" calcext:value-type="float">
            <text:p>-10.9553882632027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60.3388048763572" calcext:value-type="float">
            <text:p>60.3388048763572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-10.9553304260284" calcext:value-type="float">
            <text:p>-10.955330426028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840866419814" calcext:value-type="float">
            <text:p>59.684086641981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5716751702" calcext:value-type="float">
            <text:p>-10.958571675170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814220922497" calcext:value-type="float">
            <text:p>59.681422092249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5137479535" calcext:value-type="float">
            <text:p>-10.958513747953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788265079805" calcext:value-type="float">
            <text:p>59.678826507980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4560239651" calcext:value-type="float">
            <text:p>-10.958456023965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763658866694" calcext:value-type="float">
            <text:p>59.676365886669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398245665" calcext:value-type="float">
            <text:p>-10.95839824566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736534033287" calcext:value-type="float">
            <text:p>59.673653403328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3402115926" calcext:value-type="float">
            <text:p>-10.958340211592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709751310958" calcext:value-type="float">
            <text:p>59.670975131095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2824336136" calcext:value-type="float">
            <text:p>-10.958282433613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68635206569" calcext:value-type="float">
            <text:p>59.66863520656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2246379168" calcext:value-type="float">
            <text:p>-10.958224637916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660509174226" calcext:value-type="float">
            <text:p>59.666050917422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1669408347" calcext:value-type="float">
            <text:p>-10.958166940834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633748609558" calcext:value-type="float">
            <text:p>59.663374860955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1097644113" calcext:value-type="float">
            <text:p>-10.958109764411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608505517658" calcext:value-type="float">
            <text:p>59.660850551765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80509891915" calcext:value-type="float">
            <text:p>-10.958050989191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579988414054" calcext:value-type="float">
            <text:p>59.657998841405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9933864039" calcext:value-type="float">
            <text:p>-10.957993386403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557242615073" calcext:value-type="float">
            <text:p>59.655724261507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935375139" calcext:value-type="float">
            <text:p>-10.95793537513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531183869687" calcext:value-type="float">
            <text:p>59.653118386968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8776000133" calcext:value-type="float">
            <text:p>-10.957877600013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504439591171" calcext:value-type="float">
            <text:p>59.650443959117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8195332938" calcext:value-type="float">
            <text:p>-10.957819533293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479117705833" calcext:value-type="float">
            <text:p>59.647911770583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7616995377" calcext:value-type="float">
            <text:p>-10.957761699537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452135439909" calcext:value-type="float">
            <text:p>59.645213543990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7036451846" calcext:value-type="float">
            <text:p>-10.957703645184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426006579043" calcext:value-type="float">
            <text:p>59.642600657904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645872157" calcext:value-type="float">
            <text:p>-10.95764587215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401867140231" calcext:value-type="float">
            <text:p>59.640186714023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5880707127" calcext:value-type="float">
            <text:p>-10.957588070712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373709352345" calcext:value-type="float">
            <text:p>59.637370935234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5299800411" calcext:value-type="float">
            <text:p>-10.957529980041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348508465445" calcext:value-type="float">
            <text:p>59.634850846544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4720525081" calcext:value-type="float">
            <text:p>-10.957472052508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322355433739" calcext:value-type="float">
            <text:p>59.632235543373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4143352018" calcext:value-type="float">
            <text:p>-10.957414335201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296267291252" calcext:value-type="float">
            <text:p>59.629626729125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3563339633" calcext:value-type="float">
            <text:p>-10.957356333963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270394555171" calcext:value-type="float">
            <text:p>59.627039455517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2985723693" calcext:value-type="float">
            <text:p>-10.957298572369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247414264469" calcext:value-type="float">
            <text:p>59.624741426446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2406709779" calcext:value-type="float">
            <text:p>-10.957240670977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218950327591" calcext:value-type="float">
            <text:p>59.621895032759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1827775514" calcext:value-type="float">
            <text:p>-10.957182777551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195360363908" calcext:value-type="float">
            <text:p>59.619536036390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1249522884" calcext:value-type="float">
            <text:p>-10.957124952288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168419437397" calcext:value-type="float">
            <text:p>59.616841943739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0670357296" calcext:value-type="float">
            <text:p>-10.957067035729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142070885138" calcext:value-type="float">
            <text:p>59.614207088513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00932485" calcext:value-type="float">
            <text:p>-10.9570093248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116296862282" calcext:value-type="float">
            <text:p>59.611629686228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9514565784" calcext:value-type="float">
            <text:p>-10.956951456578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089925965152" calcext:value-type="float">
            <text:p>59.608992596515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8932672795" calcext:value-type="float">
            <text:p>-10.956893267279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063415631737" calcext:value-type="float">
            <text:p>59.606341563173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8353831921" calcext:value-type="float">
            <text:p>-10.956835383192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038020152212" calcext:value-type="float">
            <text:p>59.603802015221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7775120757" calcext:value-type="float">
            <text:p>-10.956777512075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6013375863272" calcext:value-type="float">
            <text:p>59.601337586327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7197166593" calcext:value-type="float">
            <text:p>-10.956719716659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988030842766" calcext:value-type="float">
            <text:p>59.598803084276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6618577738" calcext:value-type="float">
            <text:p>-10.956661857773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961550377369" calcext:value-type="float">
            <text:p>59.596155037736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6036606885" calcext:value-type="float">
            <text:p>-10.956603660688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934633782812" calcext:value-type="float">
            <text:p>59.593463378281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5460747323" calcext:value-type="float">
            <text:p>-10.956546074732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909092680167" calcext:value-type="float">
            <text:p>59.590909268016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4880171845" calcext:value-type="float">
            <text:p>-10.956488017184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883240336349" calcext:value-type="float">
            <text:p>59.588324033634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4300355833" calcext:value-type="float">
            <text:p>-10.956430035583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856630865591" calcext:value-type="float">
            <text:p>59.585663086559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3720448186" calcext:value-type="float">
            <text:p>-10.956372044818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830492734761" calcext:value-type="float">
            <text:p>59.583049273476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3140714996" calcext:value-type="float">
            <text:p>-10.956314071499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806035764311" calcext:value-type="float">
            <text:p>59.580603576431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2569622583" calcext:value-type="float">
            <text:p>-10.956256962258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77907724427" calcext:value-type="float">
            <text:p>59.57790772442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1982608364" calcext:value-type="float">
            <text:p>-10.956198260836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752547699606" calcext:value-type="float">
            <text:p>59.575254769960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1405385515" calcext:value-type="float">
            <text:p>-10.956140538551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725391222988" calcext:value-type="float">
            <text:p>59.572539122298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0825340673" calcext:value-type="float">
            <text:p>-10.956082534067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701929054218" calcext:value-type="float">
            <text:p>59.570192905421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0252143364" calcext:value-type="float">
            <text:p>-10.956025214336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677182442661" calcext:value-type="float">
            <text:p>59.567718244266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9667918367" calcext:value-type="float">
            <text:p>-10.955966791836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650985060378" calcext:value-type="float">
            <text:p>59.565098506037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9087235784" calcext:value-type="float">
            <text:p>-10.955908723578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623176712286" calcext:value-type="float">
            <text:p>59.562317671228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8508879941" calcext:value-type="float">
            <text:p>-10.955850887994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598617111393" calcext:value-type="float">
            <text:p>59.559861711139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7929840334" calcext:value-type="float">
            <text:p>-10.955792984033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57283409453" calcext:value-type="float">
            <text:p>59.55728340945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7350497527" calcext:value-type="float">
            <text:p>-10.955735049752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546701577135" calcext:value-type="float">
            <text:p>59.554670157713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677026373" calcext:value-type="float">
            <text:p>-10.95567702637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520625529309" calcext:value-type="float">
            <text:p>59.552062552930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6191927858" calcext:value-type="float">
            <text:p>-10.955619192785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495347024842" calcext:value-type="float">
            <text:p>59.549534702484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5611477822" calcext:value-type="float">
            <text:p>-10.955561147782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470220163321" calcext:value-type="float">
            <text:p>59.547022016332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5032583676" calcext:value-type="float">
            <text:p>-10.955503258367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44351568851" calcext:value-type="float">
            <text:p>59.54435156885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4452541402" calcext:value-type="float">
            <text:p>-10.955445254140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416536432449" calcext:value-type="float">
            <text:p>59.541653643244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3872554213" calcext:value-type="float">
            <text:p>-10.955387255421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390941665634" calcext:value-type="float">
            <text:p>59.539094166563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3293098023" calcext:value-type="float">
            <text:p>-10.955329309802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365226738601" calcext:value-type="float">
            <text:p>59.536522673860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2713351781" calcext:value-type="float">
            <text:p>-10.955271335178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340784148857" calcext:value-type="float">
            <text:p>59.534078414885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2133345281" calcext:value-type="float">
            <text:p>-10.955213334528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59.531426928869" calcext:value-type="float">
            <text:p>59.53142692886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51554884389" calcext:value-type="float">
            <text:p>-10.955155488438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413315230559" calcext:value-type="float">
            <text:p>61.341331523055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2399473428" calcext:value-type="float">
            <text:p>-10.957239947342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388875843611" calcext:value-type="float">
            <text:p>61.338887584361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1821501933" calcext:value-type="float">
            <text:p>-10.957182150193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364013898816" calcext:value-type="float">
            <text:p>61.336401389881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1244125636" calcext:value-type="float">
            <text:p>-10.957124412563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340887330812" calcext:value-type="float">
            <text:p>61.334088733081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0668086315" calcext:value-type="float">
            <text:p>-10.957066808631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311550338179" calcext:value-type="float">
            <text:p>61.331155033817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70088364472" calcext:value-type="float">
            <text:p>-10.957008836447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284504993818" calcext:value-type="float">
            <text:p>61.328450499381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9509422444" calcext:value-type="float">
            <text:p>-10.956950942244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259781825427" calcext:value-type="float">
            <text:p>61.325978182542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8931359838" calcext:value-type="float">
            <text:p>-10.956893135983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232957532044" calcext:value-type="float">
            <text:p>61.323295753204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8351958099" calcext:value-type="float">
            <text:p>-10.956835195809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206461845944" calcext:value-type="float">
            <text:p>61.320646184594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777156808" calcext:value-type="float">
            <text:p>-10.95677715680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181289526052" calcext:value-type="float">
            <text:p>61.318128952605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7194384149" calcext:value-type="float">
            <text:p>-10.9567194384149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153930925852" calcext:value-type="float">
            <text:p>61.3153930925852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6614003616" calcext:value-type="float">
            <text:p>-10.956661400361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127444071806" calcext:value-type="float">
            <text:p>61.312744407180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603690616" calcext:value-type="float">
            <text:p>-10.956603690616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100492979448" calcext:value-type="float">
            <text:p>61.3100492979448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545586413" calcext:value-type="float">
            <text:p>-10.956545586413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0757872107" calcext:value-type="float">
            <text:p>61.30757872107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4876629765" calcext:value-type="float">
            <text:p>-10.9564876629765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61.3050366548011" calcext:value-type="float">
            <text:p>61.305036654801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-10.9564299550197" calcext:value-type="float">
            <text:p>-10.956429955019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267321180776" calcext:value-type="float">
            <text:p>58.926732118077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5718981138" calcext:value-type="float">
            <text:p>-10.957571898113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24006827651" calcext:value-type="float">
            <text:p>58.92400682765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5139492861" calcext:value-type="float">
            <text:p>-10.957513949286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214572489548" calcext:value-type="float">
            <text:p>58.921457248954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456088154" calcext:value-type="float">
            <text:p>-10.95745608815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190139500972" calcext:value-type="float">
            <text:p>58.919013950097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3981326987" calcext:value-type="float">
            <text:p>-10.957398132698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162868339743" calcext:value-type="float">
            <text:p>58.916286833974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3401687856" calcext:value-type="float">
            <text:p>-10.957340168785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138498448939" calcext:value-type="float">
            <text:p>58.913849844893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2824121813" calcext:value-type="float">
            <text:p>-10.957282412181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111232942545" calcext:value-type="float">
            <text:p>58.911123294254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2242722115" calcext:value-type="float">
            <text:p>-10.957224272211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084930733261" calcext:value-type="float">
            <text:p>58.908493073326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1662555512" calcext:value-type="float">
            <text:p>-10.957166255551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060902130033" calcext:value-type="float">
            <text:p>58.906090213003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10850381" calcext:value-type="float">
            <text:p>-10.9571085038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033034036606" calcext:value-type="float">
            <text:p>58.903303403660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0507144882" calcext:value-type="float">
            <text:p>-10.957050714488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9008989854256" calcext:value-type="float">
            <text:p>58.900898985425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992626652" calcext:value-type="float">
            <text:p>-10.95699262665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981146038263" calcext:value-type="float">
            <text:p>58.898114603826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9347257051" calcext:value-type="float">
            <text:p>-10.956934725705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956161261224" calcext:value-type="float">
            <text:p>58.895616126122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8771253918" calcext:value-type="float">
            <text:p>-10.956877125391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931217168988" calcext:value-type="float">
            <text:p>58.893121716898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8191184994" calcext:value-type="float">
            <text:p>-10.956819118499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904998370633" calcext:value-type="float">
            <text:p>58.890499837063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7615481108" calcext:value-type="float">
            <text:p>-10.956761548110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879051411511" calcext:value-type="float">
            <text:p>58.887905141151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7030792191" calcext:value-type="float">
            <text:p>-10.956703079219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85336618387" calcext:value-type="float">
            <text:p>58.88533661838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6453441558" calcext:value-type="float">
            <text:p>-10.956645344155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829077214313" calcext:value-type="float">
            <text:p>58.882907721431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5875737176" calcext:value-type="float">
            <text:p>-10.956587573717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801624958108" calcext:value-type="float">
            <text:p>58.880162495810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5298883019" calcext:value-type="float">
            <text:p>-10.956529888301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776746825685" calcext:value-type="float">
            <text:p>58.877674682568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4717297831" calcext:value-type="float">
            <text:p>-10.956471729783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749947626465" calcext:value-type="float">
            <text:p>58.874994762646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4137357509" calcext:value-type="float">
            <text:p>-10.956413735750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724117100682" calcext:value-type="float">
            <text:p>58.872411710068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3557325838" calcext:value-type="float">
            <text:p>-10.956355732583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699593933188" calcext:value-type="float">
            <text:p>58.869959393318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2983071519" calcext:value-type="float">
            <text:p>-10.956298307151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58.8674471986604" calcext:value-type="float">
            <text:p>58.867447198660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82834159423" calcext:value-type="float">
            <text:p>-10.958283415942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687061004254" calcext:value-type="float">
            <text:p>60.468706100425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82254674833" calcext:value-type="float">
            <text:p>-10.958225467483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661997920807" calcext:value-type="float">
            <text:p>60.466199792080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81674867111" calcext:value-type="float">
            <text:p>-10.958167486711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63504536156" calcext:value-type="float">
            <text:p>60.46350453615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81098679374" calcext:value-type="float">
            <text:p>-10.958109867937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60929720549" calcext:value-type="float">
            <text:p>60.46092972054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80517921941" calcext:value-type="float">
            <text:p>-10.958051792194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582487179585" calcext:value-type="float">
            <text:p>60.458248717958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9938774772" calcext:value-type="float">
            <text:p>-10.957993877477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557975953157" calcext:value-type="float">
            <text:p>60.455797595315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9362277933" calcext:value-type="float">
            <text:p>-10.957936227793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531648528833" calcext:value-type="float">
            <text:p>60.453164852883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878362922" calcext:value-type="float">
            <text:p>-10.95787836292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506057669012" calcext:value-type="float">
            <text:p>60.450605766901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8203002379" calcext:value-type="float">
            <text:p>-10.957820300237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478237139116" calcext:value-type="float">
            <text:p>60.447823713911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7628200551" calcext:value-type="float">
            <text:p>-10.957762820055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45455750235" calcext:value-type="float">
            <text:p>60.44545575023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7048594245" calcext:value-type="float">
            <text:p>-10.957704859424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427310016437" calcext:value-type="float">
            <text:p>60.442731001643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6467725684" calcext:value-type="float">
            <text:p>-10.957646772568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401101606513" calcext:value-type="float">
            <text:p>60.440110160651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5888362026" calcext:value-type="float">
            <text:p>-10.957588836202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375424711663" calcext:value-type="float">
            <text:p>60.437542471166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5311844176" calcext:value-type="float">
            <text:p>-10.957531184417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349834786012" calcext:value-type="float">
            <text:p>60.434983478601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472994066" calcext:value-type="float">
            <text:p>-10.95747299406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322377178223" calcext:value-type="float">
            <text:p>60.432237717822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4155287269" calcext:value-type="float">
            <text:p>-10.957415528726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297901476678" calcext:value-type="float">
            <text:p>60.429790147667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3573532288" calcext:value-type="float">
            <text:p>-10.957357353228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269693799663" calcext:value-type="float">
            <text:p>60.426969379966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2995197823" calcext:value-type="float">
            <text:p>-10.957299519782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24609377308" calcext:value-type="float">
            <text:p>60.42460937730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2419884498" calcext:value-type="float">
            <text:p>-10.957241988449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219522094346" calcext:value-type="float">
            <text:p>60.421952209434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1836420361" calcext:value-type="float">
            <text:p>-10.957183642036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193314676258" calcext:value-type="float">
            <text:p>60.419331467625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1258936668" calcext:value-type="float">
            <text:p>-10.957125893666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166822342955" calcext:value-type="float">
            <text:p>60.416682234295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0679638104" calcext:value-type="float">
            <text:p>-10.957067963810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140343893079" calcext:value-type="float">
            <text:p>60.414034389307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70098831321" calcext:value-type="float">
            <text:p>-10.957009883132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113468743186" calcext:value-type="float">
            <text:p>60.411346874318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9519744604" calcext:value-type="float">
            <text:p>-10.956951974460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087790414726" calcext:value-type="float">
            <text:p>60.408779041472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8942575242" calcext:value-type="float">
            <text:p>-10.956894257524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061525470665" calcext:value-type="float">
            <text:p>60.406152547066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8362504295" calcext:value-type="float">
            <text:p>-10.956836250429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034150237392" calcext:value-type="float">
            <text:p>60.403415023739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7785319611" calcext:value-type="float">
            <text:p>-10.956778531961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4010902735764" calcext:value-type="float">
            <text:p>60.401090273576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7205041754" calcext:value-type="float">
            <text:p>-10.956720504175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985511291996" calcext:value-type="float">
            <text:p>60.398551129199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6623446243" calcext:value-type="float">
            <text:p>-10.956662344624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958308435676" calcext:value-type="float">
            <text:p>60.395830843567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6047717826" calcext:value-type="float">
            <text:p>-10.956604771782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931721981247" calcext:value-type="float">
            <text:p>60.393172198124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5467324222" calcext:value-type="float">
            <text:p>-10.956546732422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906079486752" calcext:value-type="float">
            <text:p>60.390607948675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4888552395" calcext:value-type="float">
            <text:p>-10.956488855239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880391329746" calcext:value-type="float">
            <text:p>60.388039132974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4309531214" calcext:value-type="float">
            <text:p>-10.956430953121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855565836751" calcext:value-type="float">
            <text:p>60.385556583675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3731271387" calcext:value-type="float">
            <text:p>-10.956373127138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828732658112" calcext:value-type="float">
            <text:p>60.382873265811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3151442179" calcext:value-type="float">
            <text:p>-10.956315144217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802142524936" calcext:value-type="float">
            <text:p>60.380214252493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2571122736" calcext:value-type="float">
            <text:p>-10.956257112273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775497571997" calcext:value-type="float">
            <text:p>60.377549757199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1996115086" calcext:value-type="float">
            <text:p>-10.956199611508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752229180695" calcext:value-type="float">
            <text:p>60.375222918069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1414520897" calcext:value-type="float">
            <text:p>-10.956141452089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72442643411" calcext:value-type="float">
            <text:p>60.37244264341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0835309613" calcext:value-type="float">
            <text:p>-10.956083530961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698717061913" calcext:value-type="float">
            <text:p>60.3698717061913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60256740578" calcext:value-type="float">
            <text:p>-10.956025674057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671479818748" calcext:value-type="float">
            <text:p>60.367147981874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9676167885" calcext:value-type="float">
            <text:p>-10.955967616788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645532007664" calcext:value-type="float">
            <text:p>60.364553200766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909576855" calcext:value-type="float">
            <text:p>-10.95590957685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619306542517" calcext:value-type="float">
            <text:p>60.361930654251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8521184826" calcext:value-type="float">
            <text:p>-10.955852118482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595116526656" calcext:value-type="float">
            <text:p>60.359511652665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793918457" calcext:value-type="float">
            <text:p>-10.95579391845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568740723081" calcext:value-type="float">
            <text:p>60.356874072308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7356708894" calcext:value-type="float">
            <text:p>-10.955735670889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541533569542" calcext:value-type="float">
            <text:p>60.354153356954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6778674298" calcext:value-type="float">
            <text:p>-10.9556778674298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515836734551" calcext:value-type="float">
            <text:p>60.351583673455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6201960446" calcext:value-type="float">
            <text:p>-10.9556201960446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490673920669" calcext:value-type="float">
            <text:p>60.3490673920669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5622176125" calcext:value-type="float">
            <text:p>-10.955562217612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465778368211" calcext:value-type="float">
            <text:p>60.346577836821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504309904" calcext:value-type="float">
            <text:p>-10.95550430990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43641021195" calcext:value-type="float">
            <text:p>60.343641021195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4460902414" calcext:value-type="float">
            <text:p>-10.955446090241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413174234934" calcext:value-type="float">
            <text:p>60.341317423493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3882632027" calcext:value-type="float">
            <text:p>-10.9553882632027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60.3388048763572" calcext:value-type="float">
            <text:p>60.3388048763572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-10.9553304260284" calcext:value-type="float">
            <text:p>-10.955330426028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3844627231" calcext:value-type="float">
            <text:p>58.2384462723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6051168256" calcext:value-type="float">
            <text:p>-10.956605116825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359081284849" calcext:value-type="float">
            <text:p>58.235908128484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547329326" calcext:value-type="float">
            <text:p>-10.95654732932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332120046528" calcext:value-type="float">
            <text:p>58.233212004652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4890596515" calcext:value-type="float">
            <text:p>-10.956489059651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307480188098" calcext:value-type="float">
            <text:p>58.230748018809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4315241017" calcext:value-type="float">
            <text:p>-10.956431524101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280820194391" calcext:value-type="float">
            <text:p>58.228082019439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3730859618" calcext:value-type="float">
            <text:p>-10.956373085961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25513960551" calcext:value-type="float">
            <text:p>58.22551396055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3154151156" calcext:value-type="float">
            <text:p>-10.956315415115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230276102525" calcext:value-type="float">
            <text:p>58.223027610252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257043457" calcext:value-type="float">
            <text:p>-10.95625704345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204068460675" calcext:value-type="float">
            <text:p>58.220406846067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1995552208" calcext:value-type="float">
            <text:p>-10.956199555220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178335057712" calcext:value-type="float">
            <text:p>58.217833505771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1414237741" calcext:value-type="float">
            <text:p>-10.956141423774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152132342384" calcext:value-type="float">
            <text:p>58.215213234238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0834408592" calcext:value-type="float">
            <text:p>-10.956083440859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125827710089" calcext:value-type="float">
            <text:p>58.212582771008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0256430042" calcext:value-type="float">
            <text:p>-10.956025643004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100640208417" calcext:value-type="float">
            <text:p>58.210064020841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9678909524" calcext:value-type="float">
            <text:p>-10.955967890952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076245233915" calcext:value-type="float">
            <text:p>58.207624523391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9096664583" calcext:value-type="float">
            <text:p>-10.955909666458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048121359142" calcext:value-type="float">
            <text:p>58.204812135914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851598094" calcext:value-type="float">
            <text:p>-10.95585159809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2023141577851" calcext:value-type="float">
            <text:p>58.202314157785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793761132" calcext:value-type="float">
            <text:p>-10.95579376113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998699622756" calcext:value-type="float">
            <text:p>58.199869962275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7359619472" calcext:value-type="float">
            <text:p>-10.955735961947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972173250588" calcext:value-type="float">
            <text:p>58.197217325058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6779162744" calcext:value-type="float">
            <text:p>-10.955677916274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946801344757" calcext:value-type="float">
            <text:p>58.194680134475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6201324208" calcext:value-type="float">
            <text:p>-10.955620132420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921105773393" calcext:value-type="float">
            <text:p>58.192110577339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5620282119" calcext:value-type="float">
            <text:p>-10.955562028211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893781011057" calcext:value-type="float">
            <text:p>58.189378101105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5042243157" calcext:value-type="float">
            <text:p>-10.955504224315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868533619545" calcext:value-type="float">
            <text:p>58.186853361954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4465519938" calcext:value-type="float">
            <text:p>-10.955446551993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844281972611" calcext:value-type="float">
            <text:p>58.184428197261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388342243" calcext:value-type="float">
            <text:p>-10.95538834224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8.1817614433562" calcext:value-type="float">
            <text:p>58.181761443356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330338818" calcext:value-type="float">
            <text:p>-10.95533033881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247414264469" calcext:value-type="float">
            <text:p>59.624741426446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2406709779" calcext:value-type="float">
            <text:p>-10.957240670977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218950327591" calcext:value-type="float">
            <text:p>59.621895032759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1827775514" calcext:value-type="float">
            <text:p>-10.957182777551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195360363908" calcext:value-type="float">
            <text:p>59.619536036390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1249522884" calcext:value-type="float">
            <text:p>-10.957124952288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168419437397" calcext:value-type="float">
            <text:p>59.616841943739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0670357296" calcext:value-type="float">
            <text:p>-10.957067035729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142070885138" calcext:value-type="float">
            <text:p>59.614207088513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00932485" calcext:value-type="float">
            <text:p>-10.9570093248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116296862282" calcext:value-type="float">
            <text:p>59.611629686228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9514565784" calcext:value-type="float">
            <text:p>-10.956951456578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089925965152" calcext:value-type="float">
            <text:p>59.608992596515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8932672795" calcext:value-type="float">
            <text:p>-10.956893267279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063415631737" calcext:value-type="float">
            <text:p>59.606341563173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8353831921" calcext:value-type="float">
            <text:p>-10.956835383192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038020152212" calcext:value-type="float">
            <text:p>59.603802015221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7775120757" calcext:value-type="float">
            <text:p>-10.956777512075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6013375863272" calcext:value-type="float">
            <text:p>59.601337586327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7197166593" calcext:value-type="float">
            <text:p>-10.956719716659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988030842766" calcext:value-type="float">
            <text:p>59.598803084276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6618577738" calcext:value-type="float">
            <text:p>-10.956661857773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961550377369" calcext:value-type="float">
            <text:p>59.596155037736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6036606885" calcext:value-type="float">
            <text:p>-10.956603660688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934633782812" calcext:value-type="float">
            <text:p>59.593463378281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5460747323" calcext:value-type="float">
            <text:p>-10.956546074732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909092680167" calcext:value-type="float">
            <text:p>59.590909268016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4880171845" calcext:value-type="float">
            <text:p>-10.956488017184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883240336349" calcext:value-type="float">
            <text:p>59.588324033634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4300355833" calcext:value-type="float">
            <text:p>-10.956430035583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856630865591" calcext:value-type="float">
            <text:p>59.585663086559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3720448186" calcext:value-type="float">
            <text:p>-10.956372044818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830492734761" calcext:value-type="float">
            <text:p>59.583049273476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3140714996" calcext:value-type="float">
            <text:p>-10.956314071499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806035764311" calcext:value-type="float">
            <text:p>59.580603576431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2569622583" calcext:value-type="float">
            <text:p>-10.956256962258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77907724427" calcext:value-type="float">
            <text:p>59.57790772442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1982608364" calcext:value-type="float">
            <text:p>-10.956198260836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752547699606" calcext:value-type="float">
            <text:p>59.575254769960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1405385515" calcext:value-type="float">
            <text:p>-10.956140538551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725391222988" calcext:value-type="float">
            <text:p>59.572539122298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0825340673" calcext:value-type="float">
            <text:p>-10.956082534067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701929054218" calcext:value-type="float">
            <text:p>59.570192905421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0252143364" calcext:value-type="float">
            <text:p>-10.956025214336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677182442661" calcext:value-type="float">
            <text:p>59.567718244266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9667918367" calcext:value-type="float">
            <text:p>-10.955966791836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650985060378" calcext:value-type="float">
            <text:p>59.565098506037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9087235784" calcext:value-type="float">
            <text:p>-10.955908723578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623176712286" calcext:value-type="float">
            <text:p>59.562317671228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8508879941" calcext:value-type="float">
            <text:p>-10.955850887994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598617111393" calcext:value-type="float">
            <text:p>59.559861711139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7929840334" calcext:value-type="float">
            <text:p>-10.955792984033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57283409453" calcext:value-type="float">
            <text:p>59.55728340945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7350497527" calcext:value-type="float">
            <text:p>-10.955735049752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546701577135" calcext:value-type="float">
            <text:p>59.554670157713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677026373" calcext:value-type="float">
            <text:p>-10.95567702637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520625529309" calcext:value-type="float">
            <text:p>59.552062552930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6191927858" calcext:value-type="float">
            <text:p>-10.955619192785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495347024842" calcext:value-type="float">
            <text:p>59.549534702484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5611477822" calcext:value-type="float">
            <text:p>-10.955561147782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470220163321" calcext:value-type="float">
            <text:p>59.547022016332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5032583676" calcext:value-type="float">
            <text:p>-10.955503258367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44351568851" calcext:value-type="float">
            <text:p>59.54435156885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4452541402" calcext:value-type="float">
            <text:p>-10.955445254140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416536432449" calcext:value-type="float">
            <text:p>59.541653643244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3872554213" calcext:value-type="float">
            <text:p>-10.955387255421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390941665634" calcext:value-type="float">
            <text:p>59.539094166563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3293098023" calcext:value-type="float">
            <text:p>-10.955329309802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365226738601" calcext:value-type="float">
            <text:p>59.536522673860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2713351781" calcext:value-type="float">
            <text:p>-10.955271335178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340784148857" calcext:value-type="float">
            <text:p>59.534078414885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2133345281" calcext:value-type="float">
            <text:p>-10.955213334528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9.531426928869" calcext:value-type="float">
            <text:p>59.53142692886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51554884389" calcext:value-type="float">
            <text:p>-10.955155488438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413315230559" calcext:value-type="float">
            <text:p>61.341331523055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2399473428" calcext:value-type="float">
            <text:p>-10.957239947342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388875843611" calcext:value-type="float">
            <text:p>61.338887584361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1821501933" calcext:value-type="float">
            <text:p>-10.957182150193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364013898816" calcext:value-type="float">
            <text:p>61.336401389881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1244125636" calcext:value-type="float">
            <text:p>-10.957124412563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340887330812" calcext:value-type="float">
            <text:p>61.334088733081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0668086315" calcext:value-type="float">
            <text:p>-10.957066808631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311550338179" calcext:value-type="float">
            <text:p>61.331155033817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70088364472" calcext:value-type="float">
            <text:p>-10.957008836447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284504993818" calcext:value-type="float">
            <text:p>61.328450499381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9509422444" calcext:value-type="float">
            <text:p>-10.956950942244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259781825427" calcext:value-type="float">
            <text:p>61.325978182542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8931359838" calcext:value-type="float">
            <text:p>-10.956893135983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232957532044" calcext:value-type="float">
            <text:p>61.323295753204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8351958099" calcext:value-type="float">
            <text:p>-10.956835195809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206461845944" calcext:value-type="float">
            <text:p>61.320646184594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777156808" calcext:value-type="float">
            <text:p>-10.95677715680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181289526052" calcext:value-type="float">
            <text:p>61.318128952605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7194384149" calcext:value-type="float">
            <text:p>-10.9567194384149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153930925852" calcext:value-type="float">
            <text:p>61.315393092585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6614003616" calcext:value-type="float">
            <text:p>-10.956661400361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127444071806" calcext:value-type="float">
            <text:p>61.312744407180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603690616" calcext:value-type="float">
            <text:p>-10.956603690616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100492979448" calcext:value-type="float">
            <text:p>61.310049297944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545586413" calcext:value-type="float">
            <text:p>-10.95654558641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0757872107" calcext:value-type="float">
            <text:p>61.3075787210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4876629765" calcext:value-type="float">
            <text:p>-10.956487662976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1.3050366548011" calcext:value-type="float">
            <text:p>61.305036654801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-10.9564299550197" calcext:value-type="float">
            <text:p>-10.9564299550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3T20:31:49.796649899</dc:date>
    <meta:editing-duration>PT1M21S</meta:editing-duration>
    <meta:editing-cycles>1</meta:editing-cycles>
    <meta:document-statistic meta:table-count="1" meta:cell-count="6300" meta:object-count="0"/>
    <meta:generator>LibreOffice/7.2.6.2$Linux_X86_64 LibreOffice_project/20$Build-2</meta:generator>
  </office:meta>
</office:document-meta>
</file>